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398in"/>
    </style:style>
    <style:style style:name="co3" style:family="table-column">
      <style:table-column-properties fo:break-before="auto" style:column-width="2.9575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2.1673in"/>
    </style:style>
    <style:style style:name="co6" style:family="table-column">
      <style:table-column-properties fo:break-before="auto" style:column-width="2.0728in"/>
    </style:style>
    <style:style style:name="co7" style:family="table-column">
      <style:table-column-properties fo:break-before="auto" style:column-width="2.4146in"/>
    </style:style>
    <style:style style:name="co8" style:family="table-column">
      <style:table-column-properties fo:break-before="auto" style:column-width="4.0437in"/>
    </style:style>
    <style:style style:name="co9" style:family="table-column">
      <style:table-column-properties fo:break-before="auto" style:column-width="1.6835in"/>
    </style:style>
    <style:style style:name="co11" style:family="table-column">
      <style:table-column-properties fo:break-before="auto" style:column-width="1.589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2.8984in"/>
    </style:style>
    <style:style style:name="co14" style:family="table-column">
      <style:table-column-properties fo:break-before="auto" style:column-width="1.8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lockMeshDict">
      <style:table-properties table:display="true" style:writing-mode="lr-tb"/>
    </style:style>
    <style:style style:name="ce3" style:family="table-cell" style:parent-style-name="Default">
      <style:table-cell-properties fo:border="0.06pt solid #ffffff"/>
    </style:style>
    <style:style style:name="ce1" style:family="table-cell" style:parent-style-name="Default">
      <style:table-cell-properties fo:background-color="#c2e0a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e0ae" fo:border="0.06pt solid #000000"/>
    </style:style>
    <style:style style:name="ce7" style:family="table-cell" style:parent-style-name="Default">
      <style:table-cell-properties fo:border="0.06pt solid #ffffff"/>
    </style:style>
    <style:style style:name="ce10" style:family="table-cell" style:parent-style-name="Default">
      <style:table-cell-properties fo:background-color="#fff200"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ce4e5"/>
    </style:style>
    <style:style style:name="ce19" style:family="table-cell" style:parent-style-name="Default">
      <style:table-cell-properties fo:background-color="#fff200" fo:border="0.06pt solid #ffffff"/>
    </style:style>
    <style:style style:name="ce20" style:family="table-cell" style:parent-style-name="Default">
      <style:table-cell-properties fo:background-color="transparent" fo:border="0.06pt solid #ffffff"/>
    </style:style>
    <style:style style:name="ce2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7d1d1" fo:border="0.06pt solid #000000"/>
    </style:style>
    <style:style style:name="ce25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edcc6" fo:border="0.06pt solid #000000"/>
    </style:style>
    <style:style style:name="ce27" style:family="table-cell" style:parent-style-name="Default">
      <style:table-cell-properties fo:background-color="#c2e0ae" fo:border="0.06pt solid 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3">
        <office:forms form:automatic-focus="false" form:apply-design-mode="false"/>
        <table:shapes>
          <draw:frame draw:z-index="0" draw:style-name="gr1" draw:text-style-name="P1" svg:width="9.6512in" svg:height="4.2728in" svg:x="7.6827in" svg:y="2.8323in">
            <draw:object draw:notify-on-update-of-ranges="Input.A9:Input.A109 Input.B9:Input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visibility="collapse" table:default-cell-style-name="ce7"/>
        <table:table-column table:style-name="co11" table:visibility="collapse" table:default-cell-style-name="ce7"/>
        <table:table-column table:style-name="co10" table:visibility="collapse" table:number-columns-repeated="3" table:default-cell-style-name="ce7"/>
        <table:table-column table:style-name="co12" table:visibility="collapse" table:default-cell-style-name="ce7"/>
        <table:table-column table:style-name="co13" table:visibility="collapse" table:default-cell-style-name="ce7"/>
        <table:table-column table:style-name="co14" table:visibility="collapse" table:default-cell-style-name="ce7"/>
        <table:table-column table:style-name="co10" table:visibility="collapse" table:number-columns-repeated="1007" table:default-cell-style-name="ce7"/>
        <table:table-column table:style-name="co10" table:visibility="collapse" table:number-columns-repeated="2" table:default-cell-style-name="Default"/>
        <table:table-row table:style-name="ro1">
          <table:table-cell table:style-name="ce1" office:value-type="string" calcext:value-type="string">
            <text:p>Distance to inlet (x chord length) </text:p>
          </table:table-cell>
          <table:table-cell table:style-name="ce1" office:value-type="string" calcext:value-type="string">
            <text:p>Distance to outlet (x chord length) </text:p>
          </table:table-cell>
          <table:table-cell table:style-name="ce1" office:value-type="string" calcext:value-type="string">
            <text:p>Angle of response (degree) </text:p>
          </table:table-cell>
          <table:table-cell table:style-name="ce1" office:value-type="string" calcext:value-type="string">
            <text:p>Depth in Z direction</text:p>
          </table:table-cell>
          <table:table-cell table:style-name="ce1" office:value-type="string" calcext:value-type="string">
            <text:p>Mesh scale</text:p>
          </table:table-cell>
          <table:table-cell table:number-columns-repeated="1017"/>
          <table:table-cell table:style-name="ce7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  <table:table-cell table:style-name="ce7" table:number-columns-repeated="2"/>
        </table:table-row>
        <table:table-row table:style-name="ro1">
          <table:table-cell table:number-columns-repeated="1022"/>
          <table:table-cell table:style-name="ce7"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Cell size at leading edge</text:p>
          </table:table-cell>
          <table:table-cell table:style-name="ce21" office:value-type="string" calcext:value-type="string">
            <text:p>Cell size at trailing edge</text:p>
          </table:table-cell>
          <table:table-cell table:style-name="ce21" office:value-type="string" calcext:value-type="string">
            <text:p>Cell size in middle </text:p>
          </table:table-cell>
          <table:table-cell table:style-name="ce21" office:value-type="string" calcext:value-type="string">
            <text:p>Separating point position (% from leading point)</text:p>
          </table:table-cell>
          <table:table-cell table:number-columns-repeated="1015"/>
          <table:table-cell table:style-name="ce7" table:number-columns-repeated="2"/>
        </table:table-row>
        <table:table-row table:style-name="ro1">
          <table:table-cell table:number-columns-repeated="3"/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03" calcext:value-type="float">
            <text:p>0.03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4" calcext:value-type="float">
            <text:p>0.4</text:p>
          </table:table-cell>
          <table:table-cell table:number-columns-repeated="1015"/>
          <table:table-cell table:style-name="ce7" table:number-columns-repeated="2"/>
        </table:table-row>
        <table:table-row table:style-name="ro1">
          <table:table-cell table:number-columns-repeated="1022"/>
          <table:table-cell table:style-name="ce7"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3" office:value-type="string" calcext:value-type="string">
            <text:p>Boundary layer thickness</text:p>
          </table:table-cell>
          <table:table-cell table:style-name="ce23" office:value-type="string" calcext:value-type="string">
            <text:p>Fist layer thickness</text:p>
          </table:table-cell>
          <table:table-cell table:style-name="ce23" office:value-type="string" calcext:value-type="string">
            <text:p>Expansion ratio</text:p>
          </table:table-cell>
          <table:table-cell/>
          <table:table-cell office:value-type="string" calcext:value-type="string">
            <text:p>Last layer thickness</text:p>
          </table:table-cell>
          <table:table-cell table:number-columns-repeated="1014"/>
          <table:table-cell table:style-name="ce7"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Airfoil Generator</text:p>
          </table:table-cell>
          <table:covered-table-cell table:style-name="ce19"/>
          <table:table-cell table:style-name="ce20"/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.2" calcext:value-type="float">
            <text:p>1.2</text:p>
          </table:table-cell>
          <table:table-cell/>
          <table:table-cell table:formula="of:=[.E8]*[.F8]^[.N10]" office:value-type="float" office:value="0.110930555337022" calcext:value-type="float">
            <text:p>0.110930555337022</text:p>
          </table:table-cell>
          <table:table-cell table:number-columns-repeated="1014"/>
          <table:table-cell table:style-name="ce7" table:number-columns-repeated="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office:value-type="float" office:value="-0" calcext:value-type="float">
            <text:p>0</text:p>
          </table:table-cell>
          <table:table-cell table:style-name="ce20"/>
          <table:table-cell table:number-columns-repeated="9"/>
          <table:table-cell table:style-name="ce27" office:value-type="string" calcext:value-type="string">
            <text:p>Boundary layer thickness</text:p>
          </table:table-cell>
          <table:table-cell office:value-type="string" calcext:value-type="string">
            <text:p>Number of mesh on boundary layer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99035" calcext:value-type="float">
            <text:p>0.999035</text:p>
          </table:table-cell>
          <table:table-cell table:style-name="ce11" office:value-type="float" office:value="0.000297" calcext:value-type="float">
            <text:p>0.000297</text:p>
          </table:table-cell>
          <table:table-cell table:style-name="ce20"/>
          <table:table-cell table:style-name="ce25" office:value-type="string" calcext:value-type="string">
            <text:p>Max cell size in inlet </text:p>
          </table:table-cell>
          <table:table-cell table:style-name="ce25" office:value-type="string" calcext:value-type="string">
            <text:p>Max cell size in outlet</text:p>
          </table:table-cell>
          <table:table-cell table:style-name="ce25" office:value-type="string" calcext:value-type="string">
            <text:p>Max cell size in inlet x outlet</text:p>
          </table:table-cell>
          <table:table-cell table:style-name="ce20"/>
          <table:table-cell office:value-type="string" calcext:value-type="string">
            <text:p>Expension ratio1</text:p>
          </table:table-cell>
          <table:table-cell table:number-columns-repeated="4"/>
          <table:table-cell table:style-name="ce27" table:formula="of:=[.D8]" office:value-type="float" office:value="0.5" calcext:value-type="float">
            <text:p>0.5</text:p>
          </table:table-cell>
          <table:table-cell table:formula="of:=ROUND(LOG(1+([.F8]-1)*[.D8]/[.E8])/LOG([.F8]))" office:value-type="float" office:value="17" calcext:value-type="float">
            <text:p>17</text:p>
          </table:table-cell>
          <table:table-cell table:formula="of:=[.F8]^[.N10]" office:value-type="float" office:value="22.1861110674044" calcext:value-type="float">
            <text:p>22.1861110674044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96145" calcext:value-type="float">
            <text:p>0.996145</text:p>
          </table:table-cell>
          <table:table-cell table:style-name="ce11" office:value-type="float" office:value="0.001185" calcext:value-type="float">
            <text:p>0.001185</text:p>
          </table:table-cell>
          <table:table-cell table:style-name="ce20"/>
          <table:table-cell table:number-columns-repeated="3" table:style-name="ce26" office:value-type="float" office:value="1" calcext:value-type="float">
            <text:p>1</text:p>
          </table:table-cell>
          <table:table-cell table:style-name="ce20"/>
          <table:table-cell table:formula="of:=[.H8]/[.A2]*([.O13]-1)+1" office:value-type="float" office:value="1.07408912038858" calcext:value-type="float">
            <text:p>1.07408912038858</text:p>
          </table:table-cell>
          <table:table-cell table:formula="of:=LOG([.O13])/LOG([.H11])" office:value-type="float" office:value="30.7647887512184" calcext:value-type="float">
            <text:p>30.7647887512184</text:p>
          </table:table-cell>
          <table:table-cell table:number-columns-repeated="1013"/>
          <table:table-cell table:style-name="ce7" table:number-columns-repeated="2"/>
        </table:table-row>
        <table:table-row table:style-name="ro1">
          <table:table-cell table:style-name="ce11" office:value-type="float" office:value="0.991338" calcext:value-type="float">
            <text:p>0.991338</text:p>
          </table:table-cell>
          <table:table-cell table:style-name="ce11" office:value-type="float" office:value="0.002653" calcext:value-type="float">
            <text:p>0.002653</text:p>
          </table:table-cell>
          <table:table-cell table:style-name="ce20" table:number-columns-repeated="5"/>
          <table:table-cell office:value-type="string" calcext:value-type="string">
            <text:p>Expension ratio2</text:p>
          </table:table-cell>
          <table:table-cell table:number-columns-repeated="5"/>
          <table:table-cell office:value-type="string" calcext:value-type="string">
            <text:p>Number of mesh out of boundary layer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84631" calcext:value-type="float">
            <text:p>0.984631</text:p>
          </table:table-cell>
          <table:table-cell table:style-name="ce11" office:value-type="float" office:value="0.004682" calcext:value-type="float">
            <text:p>0.004682</text:p>
          </table:table-cell>
          <table:table-cell table:style-name="ce20" table:number-columns-repeated="5"/>
          <table:table-cell table:formula="of:=[.$E$5]/[.$B$2]*([.$O$16]-1)+1" office:value-type="float" office:value="1.0485" calcext:value-type="float">
            <text:p>1.0485</text:p>
          </table:table-cell>
          <table:table-cell table:formula="of:=LOG([.$O$16])/LOG([.$H$13])" office:value-type="float" office:value="74.039602915213" calcext:value-type="float">
            <text:p>74.039602915213</text:p>
          </table:table-cell>
          <table:table-cell table:number-columns-repeated="4"/>
          <table:table-cell table:formula="of:=ROUND(LOG([.O13])/LOG([.H11]))" office:value-type="float" office:value="31" calcext:value-type="float">
            <text:p>31</text:p>
          </table:table-cell>
          <table:table-cell table:formula="of:=[.D11]/[.H8]" office:value-type="float" office:value="9.0146488220659" calcext:value-type="float">
            <text:p>9.0146488220659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76046" calcext:value-type="float">
            <text:p>0.976046</text:p>
          </table:table-cell>
          <table:table-cell table:style-name="ce11" office:value-type="float" office:value="0.007248" calcext:value-type="float">
            <text:p>0.007248</text:p>
          </table:table-cell>
          <table:table-cell table:style-name="ce20" table:number-columns-repeated="5"/>
          <table:table-cell office:value-type="string" calcext:value-type="string">
            <text:p>Expension ratio3</text:p>
          </table:table-cell>
          <table:table-cell table:number-columns-repeated="1014"/>
          <table:table-cell table:style-name="ce7" table:number-columns-repeated="2"/>
        </table:table-row>
        <table:table-row table:style-name="ro1">
          <table:table-cell table:style-name="ce11" office:value-type="float" office:value="0.965613" calcext:value-type="float">
            <text:p>0.965613</text:p>
          </table:table-cell>
          <table:table-cell table:style-name="ce11" office:value-type="float" office:value="0.010321" calcext:value-type="float">
            <text:p>0.010321</text:p>
          </table:table-cell>
          <table:table-cell table:style-name="ce20" table:number-columns-repeated="5"/>
          <table:table-cell table:formula="of:=[.D5]/[.G5]*([.O$22]-1)+1" office:value-type="float" office:value="1.0625" calcext:value-type="float">
            <text:p>1.0625</text:p>
          </table:table-cell>
          <table:table-cell table:formula="of:=LOG([.$O$22])/LOG([.$H$15])" office:value-type="float" office:value="20.6642603443961" calcext:value-type="float">
            <text:p>20.6642603443961</text:p>
          </table:table-cell>
          <table:table-cell table:number-columns-repeated="4"/>
          <table:table-cell office:value-type="string" calcext:value-type="string">
            <text:p>Nember of mesh at tail 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53367" calcext:value-type="float">
            <text:p>0.953367</text:p>
          </table:table-cell>
          <table:table-cell table:style-name="ce11" office:value-type="float" office:value="0.013863" calcext:value-type="float">
            <text:p>0.013863</text:p>
          </table:table-cell>
          <table:table-cell table:style-name="ce20" table:number-columns-repeated="5"/>
          <table:table-cell office:value-type="string" calcext:value-type="string">
            <text:p>Expension ratio4</text:p>
          </table:table-cell>
          <table:table-cell table:number-columns-repeated="5"/>
          <table:table-cell table:formula="of:=ROUND([.$I$13])" office:value-type="float" office:value="74" calcext:value-type="float">
            <text:p>74</text:p>
          </table:table-cell>
          <table:table-cell table:formula="of:=[.E11]/[.E5]" office:value-type="float" office:value="33.3333333333333" calcext:value-type="float">
            <text:p>33.3333333333333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39351" calcext:value-type="float">
            <text:p>0.939351</text:p>
          </table:table-cell>
          <table:table-cell table:style-name="ce11" office:value-type="float" office:value="0.017833" calcext:value-type="float">
            <text:p>0.017833</text:p>
          </table:table-cell>
          <table:table-cell table:style-name="ce20" table:number-columns-repeated="5"/>
          <table:table-cell table:formula="of:=[.E5]/(1-[.$F$5])*([.O$24]-1)+1" office:value-type="float" office:value="1.00518134715026" calcext:value-type="float">
            <text:p>1.00518134715026</text:p>
          </table:table-cell>
          <table:table-cell table:formula="of:=LOG([.$O$24])/LOG([.$H$17])" office:value-type="float" office:value="29.8280901594278" calcext:value-type="float">
            <text:p>29.8280901594278</text:p>
          </table:table-cell>
          <table:table-cell table:number-columns-repeated="5"/>
          <table:table-cell office:value-type="string" calcext:value-type="string">
            <text:p>Expansion ratio at outlet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23612" calcext:value-type="float">
            <text:p>0.923612</text:p>
          </table:table-cell>
          <table:table-cell table:style-name="ce11" office:value-type="float" office:value="0.022187" calcext:value-type="float">
            <text:p>0.022187</text:p>
          </table:table-cell>
          <table:table-cell table:style-name="ce20" table:number-columns-repeated="5"/>
          <table:table-cell table:number-columns-repeated="7"/>
          <table:table-cell table:formula="of:=[.F11]*[.O13]/[.E11]*([.N13]+[.N10])/[.N13]" office:value-type="float" office:value="13.9581659180375" calcext:value-type="float">
            <text:p>13.9581659180375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906208" calcext:value-type="float">
            <text:p>0.906208</text:p>
          </table:table-cell>
          <table:table-cell table:style-name="ce11" office:value-type="float" office:value="0.026874" calcext:value-type="float">
            <text:p>0.026874</text:p>
          </table:table-cell>
          <table:table-cell table:style-name="ce20" table:number-columns-repeated="5"/>
          <table:table-cell table:number-columns-repeated="1015"/>
          <table:table-cell table:style-name="ce7" table:number-columns-repeated="2"/>
        </table:table-row>
        <table:table-row table:style-name="ro1">
          <table:table-cell table:style-name="ce11" office:value-type="float" office:value="0.887198" calcext:value-type="float">
            <text:p>0.887198</text:p>
          </table:table-cell>
          <table:table-cell table:style-name="ce11" office:value-type="float" office:value="0.031843" calcext:value-type="float">
            <text:p>0.031843</text:p>
          </table:table-cell>
          <table:table-cell table:style-name="ce20"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sh on Aifoil</text:p>
          </table:table-cell>
          <table:table-cell office:value-type="string" calcext:value-type="string">
            <text:p>Divide point (0.1→0.9)</text:p>
          </table:table-cell>
          <table:table-cell table:formula="of:=[.G5]" office:value-type="float" office:value="0.4" calcext:value-type="float">
            <text:p>0.4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866653" calcext:value-type="float">
            <text:p>0.866653</text:p>
          </table:table-cell>
          <table:table-cell table:style-name="ce11" office:value-type="float" office:value="0.03704" calcext:value-type="float">
            <text:p>0.03704</text:p>
          </table:table-cell>
          <table:table-cell table:style-name="ce20" table:number-columns-repeated="5"/>
          <table:table-cell table:formula="of:=[.F11]^(1/([.N10]+[.N13])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umber of mesh in leading</text:p>
          </table:table-cell>
          <table:table-cell table:formula="of:=ROUND([.$I$15])" office:value-type="float" office:value="21" calcext:value-type="float">
            <text:p>21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844647" calcext:value-type="float">
            <text:p>0.844647</text:p>
          </table:table-cell>
          <table:table-cell table:style-name="ce11" office:value-type="float" office:value="0.042411" calcext:value-type="float">
            <text:p>0.042411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Expansion ratio in leading</text:p>
          </table:table-cell>
          <table:table-cell table:formula="of:=[.F5]/[.D5]" office:value-type="float" office:value="3.5" calcext:value-type="float">
            <text:p>3.5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82126" calcext:value-type="float">
            <text:p>0.82126</text:p>
          </table:table-cell>
          <table:table-cell table:style-name="ce11" office:value-type="float" office:value="0.047899" calcext:value-type="float">
            <text:p>0.047899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Number of mesh in trailing</text:p>
          </table:table-cell>
          <table:table-cell office:value-type="float" office:value="20" calcext:value-type="float">
            <text:p>20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796579" calcext:value-type="float">
            <text:p>0.796579</text:p>
          </table:table-cell>
          <table:table-cell table:style-name="ce11" office:value-type="float" office:value="0.053449" calcext:value-type="float">
            <text:p>0.053449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Expansion ratio in trailing</text:p>
          </table:table-cell>
          <table:table-cell table:formula="of:=[.F5]/[.E5]" office:value-type="float" office:value="1.16666666666667" calcext:value-type="float">
            <text:p>1.16666666666667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770697" calcext:value-type="float">
            <text:p>0.770697</text:p>
          </table:table-cell>
          <table:table-cell table:style-name="ce11" office:value-type="float" office:value="0.059005" calcext:value-type="float">
            <text:p>0.059005</text:p>
          </table:table-cell>
          <table:table-cell table:style-name="ce20" table:number-columns-repeated="5"/>
          <table:table-cell table:number-columns-repeated="1015"/>
          <table:table-cell table:style-name="ce7" table:number-columns-repeated="2"/>
        </table:table-row>
        <table:table-row table:style-name="ro1">
          <table:table-cell table:style-name="ce11" office:value-type="float" office:value="0.743712" calcext:value-type="float">
            <text:p>0.743712</text:p>
          </table:table-cell>
          <table:table-cell table:style-name="ce11" office:value-type="float" office:value="0.064511" calcext:value-type="float">
            <text:p>0.064511</text:p>
          </table:table-cell>
          <table:table-cell table:style-name="ce20" table:number-columns-repeated="5"/>
          <table:table-cell table:number-columns-repeated="1015"/>
          <table:table-cell table:style-name="ce7" table:number-columns-repeated="2"/>
        </table:table-row>
        <table:table-row table:style-name="ro1">
          <table:table-cell table:style-name="ce11" office:value-type="float" office:value="0.715726" calcext:value-type="float">
            <text:p>0.715726</text:p>
          </table:table-cell>
          <table:table-cell table:style-name="ce11" office:value-type="float" office:value="0.069913" calcext:value-type="float">
            <text:p>0.069913</text:p>
          </table:table-cell>
          <table:table-cell table:style-name="ce20" table:number-columns-repeated="5"/>
          <table:table-cell table:number-columns-repeated="1015"/>
          <table:table-cell table:style-name="ce7" table:number-columns-repeated="2"/>
        </table:table-row>
        <table:table-row table:style-name="ro1">
          <table:table-cell table:style-name="ce11" office:value-type="float" office:value="0.686848" calcext:value-type="float">
            <text:p>0.686848</text:p>
          </table:table-cell>
          <table:table-cell table:style-name="ce11" office:value-type="float" office:value="0.075158" calcext:value-type="float">
            <text:p>0.075158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Inlet expansion rario 1</text:p>
          </table:table-cell>
          <table:table-cell table:formula="of:=[.E5]/[.D11]" office:value-type="float" office:value="0.03" calcext:value-type="float">
            <text:p>0.03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657189" calcext:value-type="float">
            <text:p>0.657189</text:p>
          </table:table-cell>
          <table:table-cell table:style-name="ce11" office:value-type="float" office:value="0.080194" calcext:value-type="float">
            <text:p>0.080194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Inlet expansion rario 2</text:p>
          </table:table-cell>
          <table:table-cell office:value-type="float" office:value="0.25" calcext:value-type="float">
            <text:p>0.25</text:p>
          </table:table-cell>
          <table:table-cell table:number-columns-repeated="1007"/>
          <table:table-cell table:style-name="ce7" table:number-columns-repeated="2"/>
        </table:table-row>
        <table:table-row table:style-name="ro1">
          <table:table-cell table:style-name="ce11" office:value-type="float" office:value="0.626866" calcext:value-type="float">
            <text:p>0.626866</text:p>
          </table:table-cell>
          <table:table-cell table:style-name="ce11" office:value-type="float" office:value="0.084971" calcext:value-type="float">
            <text:p>0.08497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95998" calcext:value-type="float">
            <text:p>0.595998</text:p>
          </table:table-cell>
          <table:table-cell table:style-name="ce11" office:value-type="float" office:value="0.089439" calcext:value-type="float">
            <text:p>0.08943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64709" calcext:value-type="float">
            <text:p>0.564709</text:p>
          </table:table-cell>
          <table:table-cell table:style-name="ce11" office:value-type="float" office:value="0.093554" calcext:value-type="float">
            <text:p>0.09355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33123" calcext:value-type="float">
            <text:p>0.533123</text:p>
          </table:table-cell>
          <table:table-cell table:style-name="ce11" office:value-type="float" office:value="0.097269" calcext:value-type="float">
            <text:p>0.09726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0137" calcext:value-type="float">
            <text:p>0.50137</text:p>
          </table:table-cell>
          <table:table-cell table:style-name="ce11" office:value-type="float" office:value="0.100545" calcext:value-type="float">
            <text:p>0.10054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69578" calcext:value-type="float">
            <text:p>0.469578</text:p>
          </table:table-cell>
          <table:table-cell table:style-name="ce11" office:value-type="float" office:value="0.103344" calcext:value-type="float">
            <text:p>0.10334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37879" calcext:value-type="float">
            <text:p>0.437879</text:p>
          </table:table-cell>
          <table:table-cell table:style-name="ce11" office:value-type="float" office:value="0.105631" calcext:value-type="float">
            <text:p>0.10563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06404" calcext:value-type="float">
            <text:p>0.406404</text:p>
          </table:table-cell>
          <table:table-cell table:style-name="ce11" office:value-type="float" office:value="0.107376" calcext:value-type="float">
            <text:p>0.10737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37482" calcext:value-type="float">
            <text:p>0.37482</text:p>
          </table:table-cell>
          <table:table-cell table:style-name="ce11" office:value-type="float" office:value="0.108468" calcext:value-type="float">
            <text:p>0.10846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343599" calcext:value-type="float">
            <text:p>0.343599</text:p>
          </table:table-cell>
          <table:table-cell table:style-name="ce11" office:value-type="float" office:value="0.108714" calcext:value-type="float">
            <text:p>0.10871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313001" calcext:value-type="float">
            <text:p>0.313001</text:p>
          </table:table-cell>
          <table:table-cell table:style-name="ce11" office:value-type="float" office:value="0.10811" calcext:value-type="float">
            <text:p>0.1081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83167" calcext:value-type="float">
            <text:p>0.283167</text:p>
          </table:table-cell>
          <table:table-cell table:style-name="ce11" office:value-type="float" office:value="0.10667" calcext:value-type="float">
            <text:p>0.10667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54236" calcext:value-type="float">
            <text:p>0.254236</text:p>
          </table:table-cell>
          <table:table-cell table:style-name="ce11" office:value-type="float" office:value="0.104416" calcext:value-type="float">
            <text:p>0.10441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26341" calcext:value-type="float">
            <text:p>0.226341</text:p>
          </table:table-cell>
          <table:table-cell table:style-name="ce11" office:value-type="float" office:value="0.101384" calcext:value-type="float">
            <text:p>0.10138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9961" calcext:value-type="float">
            <text:p>0.19961</text:p>
          </table:table-cell>
          <table:table-cell table:style-name="ce11" office:value-type="float" office:value="0.097618" calcext:value-type="float">
            <text:p>0.09761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74166" calcext:value-type="float">
            <text:p>0.174166</text:p>
          </table:table-cell>
          <table:table-cell table:style-name="ce11" office:value-type="float" office:value="0.093172" calcext:value-type="float">
            <text:p>0.09317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50121" calcext:value-type="float">
            <text:p>0.150121</text:p>
          </table:table-cell>
          <table:table-cell table:style-name="ce11" office:value-type="float" office:value="0.088108" calcext:value-type="float">
            <text:p>0.08810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27583" calcext:value-type="float">
            <text:p>0.127583</text:p>
          </table:table-cell>
          <table:table-cell table:style-name="ce11" office:value-type="float" office:value="0.082496" calcext:value-type="float">
            <text:p>0.08249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06649" calcext:value-type="float">
            <text:p>0.106649</text:p>
          </table:table-cell>
          <table:table-cell table:style-name="ce11" office:value-type="float" office:value="0.07641" calcext:value-type="float">
            <text:p>0.0764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87405" calcext:value-type="float">
            <text:p>0.087405</text:p>
          </table:table-cell>
          <table:table-cell table:style-name="ce11" office:value-type="float" office:value="0.06993" calcext:value-type="float">
            <text:p>0.06993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69929" calcext:value-type="float">
            <text:p>0.069929</text:p>
          </table:table-cell>
          <table:table-cell table:style-name="ce11" office:value-type="float" office:value="0.063138" calcext:value-type="float">
            <text:p>0.06313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54289" calcext:value-type="float">
            <text:p>0.054289</text:p>
          </table:table-cell>
          <table:table-cell table:style-name="ce11" office:value-type="float" office:value="0.056114" calcext:value-type="float">
            <text:p>0.05611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4054" calcext:value-type="float">
            <text:p>0.04054</text:p>
          </table:table-cell>
          <table:table-cell table:style-name="ce11" office:value-type="float" office:value="0.048938" calcext:value-type="float">
            <text:p>0.04893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28731" calcext:value-type="float">
            <text:p>0.028731</text:p>
          </table:table-cell>
          <table:table-cell table:style-name="ce11" office:value-type="float" office:value="0.041689" calcext:value-type="float">
            <text:p>0.04168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18897" calcext:value-type="float">
            <text:p>0.018897</text:p>
          </table:table-cell>
          <table:table-cell table:style-name="ce11" office:value-type="float" office:value="0.034435" calcext:value-type="float">
            <text:p>0.03443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11066" calcext:value-type="float">
            <text:p>0.011066</text:p>
          </table:table-cell>
          <table:table-cell table:style-name="ce11" office:value-type="float" office:value="0.027241" calcext:value-type="float">
            <text:p>0.02724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05256" calcext:value-type="float">
            <text:p>0.005256</text:p>
          </table:table-cell>
          <table:table-cell table:style-name="ce11" office:value-type="float" office:value="0.020161" calcext:value-type="float">
            <text:p>0.02016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01476" calcext:value-type="float">
            <text:p>0.001476</text:p>
          </table:table-cell>
          <table:table-cell table:style-name="ce11" office:value-type="float" office:value="0.013241" calcext:value-type="float">
            <text:p>0.01324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-0.000274" calcext:value-type="float">
            <text:p>-0.000274</text:p>
          </table:table-cell>
          <table:table-cell table:style-name="ce11" office:value-type="float" office:value="0.006513" calcext:value-type="float">
            <text:p>0.006513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02247" calcext:value-type="float">
            <text:p>0.002247</text:p>
          </table:table-cell>
          <table:table-cell table:style-name="ce11" office:value-type="float" office:value="-0.006119" calcext:value-type="float">
            <text:p>-0.00611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06409" calcext:value-type="float">
            <text:p>0.006409</text:p>
          </table:table-cell>
          <table:table-cell table:style-name="ce11" office:value-type="float" office:value="-0.011672" calcext:value-type="float">
            <text:p>-0.01167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12457" calcext:value-type="float">
            <text:p>0.012457</text:p>
          </table:table-cell>
          <table:table-cell table:style-name="ce11" office:value-type="float" office:value="-0.016658" calcext:value-type="float">
            <text:p>-0.01665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20351" calcext:value-type="float">
            <text:p>0.020351</text:p>
          </table:table-cell>
          <table:table-cell table:style-name="ce11" office:value-type="float" office:value="-0.021081" calcext:value-type="float">
            <text:p>-0.02108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30046" calcext:value-type="float">
            <text:p>0.030046</text:p>
          </table:table-cell>
          <table:table-cell table:style-name="ce11" office:value-type="float" office:value="-0.024945" calcext:value-type="float">
            <text:p>-0.02494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41493" calcext:value-type="float">
            <text:p>0.041493</text:p>
          </table:table-cell>
          <table:table-cell table:style-name="ce11" office:value-type="float" office:value="-0.02826" calcext:value-type="float">
            <text:p>-0.0282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54633" calcext:value-type="float">
            <text:p>0.054633</text:p>
          </table:table-cell>
          <table:table-cell table:style-name="ce11" office:value-type="float" office:value="-0.031036" calcext:value-type="float">
            <text:p>-0.03103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69404" calcext:value-type="float">
            <text:p>0.069404</text:p>
          </table:table-cell>
          <table:table-cell table:style-name="ce11" office:value-type="float" office:value="-0.033287" calcext:value-type="float">
            <text:p>-0.033287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085743" calcext:value-type="float">
            <text:p>0.085743</text:p>
          </table:table-cell>
          <table:table-cell table:style-name="ce11" office:value-type="float" office:value="-0.035032" calcext:value-type="float">
            <text:p>-0.03503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03578" calcext:value-type="float">
            <text:p>0.103578</text:p>
          </table:table-cell>
          <table:table-cell table:style-name="ce11" office:value-type="float" office:value="-0.036293" calcext:value-type="float">
            <text:p>-0.036293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22838" calcext:value-type="float">
            <text:p>0.122838</text:p>
          </table:table-cell>
          <table:table-cell table:style-name="ce11" office:value-type="float" office:value="-0.037096" calcext:value-type="float">
            <text:p>-0.03709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43448" calcext:value-type="float">
            <text:p>0.143448</text:p>
          </table:table-cell>
          <table:table-cell table:style-name="ce11" office:value-type="float" office:value="-0.037472" calcext:value-type="float">
            <text:p>-0.03747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65332" calcext:value-type="float">
            <text:p>0.165332</text:p>
          </table:table-cell>
          <table:table-cell table:style-name="ce11" office:value-type="float" office:value="-0.037456" calcext:value-type="float">
            <text:p>-0.03745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18841" calcext:value-type="float">
            <text:p>0.18841</text:p>
          </table:table-cell>
          <table:table-cell table:style-name="ce11" office:value-type="float" office:value="-0.037089" calcext:value-type="float">
            <text:p>-0.03708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12604" calcext:value-type="float">
            <text:p>0.212604</text:p>
          </table:table-cell>
          <table:table-cell table:style-name="ce11" office:value-type="float" office:value="-0.036415" calcext:value-type="float">
            <text:p>-0.03641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37832" calcext:value-type="float">
            <text:p>0.237832</text:p>
          </table:table-cell>
          <table:table-cell table:style-name="ce11" office:value-type="float" office:value="-0.035481" calcext:value-type="float">
            <text:p>-0.03548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6401" calcext:value-type="float">
            <text:p>0.26401</text:p>
          </table:table-cell>
          <table:table-cell table:style-name="ce11" office:value-type="float" office:value="-0.034339" calcext:value-type="float">
            <text:p>-0.03433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291053" calcext:value-type="float">
            <text:p>0.291053</text:p>
          </table:table-cell>
          <table:table-cell table:style-name="ce11" office:value-type="float" office:value="-0.033042" calcext:value-type="float">
            <text:p>-0.03304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318875" calcext:value-type="float">
            <text:p>0.318875</text:p>
          </table:table-cell>
          <table:table-cell table:style-name="ce11" office:value-type="float" office:value="-0.031644" calcext:value-type="float">
            <text:p>-0.03164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347385" calcext:value-type="float">
            <text:p>0.347385</text:p>
          </table:table-cell>
          <table:table-cell table:style-name="ce11" office:value-type="float" office:value="-0.0302" calcext:value-type="float">
            <text:p>-0.030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37649" calcext:value-type="float">
            <text:p>0.37649</text:p>
          </table:table-cell>
          <table:table-cell table:style-name="ce11" office:value-type="float" office:value="-0.028765" calcext:value-type="float">
            <text:p>-0.02876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06215" calcext:value-type="float">
            <text:p>0.406215</text:p>
          </table:table-cell>
          <table:table-cell table:style-name="ce11" office:value-type="float" office:value="-0.027385" calcext:value-type="float">
            <text:p>-0.02738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36788" calcext:value-type="float">
            <text:p>0.436788</text:p>
          </table:table-cell>
          <table:table-cell table:style-name="ce11" office:value-type="float" office:value="-0.02594" calcext:value-type="float">
            <text:p>-0.0259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67631" calcext:value-type="float">
            <text:p>0.467631</text:p>
          </table:table-cell>
          <table:table-cell table:style-name="ce11" office:value-type="float" office:value="-0.02439" calcext:value-type="float">
            <text:p>-0.0243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49863" calcext:value-type="float">
            <text:p>0.49863</text:p>
          </table:table-cell>
          <table:table-cell table:style-name="ce11" office:value-type="float" office:value="-0.022768" calcext:value-type="float">
            <text:p>-0.02276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29667" calcext:value-type="float">
            <text:p>0.529667</text:p>
          </table:table-cell>
          <table:table-cell table:style-name="ce11" office:value-type="float" office:value="-0.021106" calcext:value-type="float">
            <text:p>-0.02110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60624" calcext:value-type="float">
            <text:p>0.560624</text:p>
          </table:table-cell>
          <table:table-cell table:style-name="ce11" office:value-type="float" office:value="-0.019434" calcext:value-type="float">
            <text:p>-0.01943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591383" calcext:value-type="float">
            <text:p>0.591383</text:p>
          </table:table-cell>
          <table:table-cell table:style-name="ce11" office:value-type="float" office:value="-0.017776" calcext:value-type="float">
            <text:p>-0.01777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621824" calcext:value-type="float">
            <text:p>0.621824</text:p>
          </table:table-cell>
          <table:table-cell table:style-name="ce11" office:value-type="float" office:value="-0.016155" calcext:value-type="float">
            <text:p>-0.01615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651828" calcext:value-type="float">
            <text:p>0.651828</text:p>
          </table:table-cell>
          <table:table-cell table:style-name="ce11" office:value-type="float" office:value="-0.014589" calcext:value-type="float">
            <text:p>-0.01458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681277" calcext:value-type="float">
            <text:p>0.681277</text:p>
          </table:table-cell>
          <table:table-cell table:style-name="ce11" office:value-type="float" office:value="-0.01309" calcext:value-type="float">
            <text:p>-0.0130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710053" calcext:value-type="float">
            <text:p>0.710053</text:p>
          </table:table-cell>
          <table:table-cell table:style-name="ce11" office:value-type="float" office:value="-0.011669" calcext:value-type="float">
            <text:p>-0.01166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738042" calcext:value-type="float">
            <text:p>0.738042</text:p>
          </table:table-cell>
          <table:table-cell table:style-name="ce11" office:value-type="float" office:value="-0.010332" calcext:value-type="float">
            <text:p>-0.01033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76513" calcext:value-type="float">
            <text:p>0.76513</text:p>
          </table:table-cell>
          <table:table-cell table:style-name="ce11" office:value-type="float" office:value="-0.009085" calcext:value-type="float">
            <text:p>-0.00908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791206" calcext:value-type="float">
            <text:p>0.791206</text:p>
          </table:table-cell>
          <table:table-cell table:style-name="ce11" office:value-type="float" office:value="-0.007927" calcext:value-type="float">
            <text:p>-0.007927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816164" calcext:value-type="float">
            <text:p>0.816164</text:p>
          </table:table-cell>
          <table:table-cell table:style-name="ce11" office:value-type="float" office:value="-0.006859" calcext:value-type="float">
            <text:p>-0.00685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839901" calcext:value-type="float">
            <text:p>0.839901</text:p>
          </table:table-cell>
          <table:table-cell table:style-name="ce11" office:value-type="float" office:value="-0.005879" calcext:value-type="float">
            <text:p>-0.005879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862316" calcext:value-type="float">
            <text:p>0.862316</text:p>
          </table:table-cell>
          <table:table-cell table:style-name="ce11" office:value-type="float" office:value="-0.004983" calcext:value-type="float">
            <text:p>-0.004983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883315" calcext:value-type="float">
            <text:p>0.883315</text:p>
          </table:table-cell>
          <table:table-cell table:style-name="ce11" office:value-type="float" office:value="-0.00417" calcext:value-type="float">
            <text:p>-0.00417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02809" calcext:value-type="float">
            <text:p>0.902809</text:p>
          </table:table-cell>
          <table:table-cell table:style-name="ce11" office:value-type="float" office:value="-0.003435" calcext:value-type="float">
            <text:p>-0.003435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20716" calcext:value-type="float">
            <text:p>0.920716</text:p>
          </table:table-cell>
          <table:table-cell table:style-name="ce11" office:value-type="float" office:value="-0.002777" calcext:value-type="float">
            <text:p>-0.002777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36956" calcext:value-type="float">
            <text:p>0.936956</text:p>
          </table:table-cell>
          <table:table-cell table:style-name="ce11" office:value-type="float" office:value="-0.002191" calcext:value-type="float">
            <text:p>-0.002191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5146" calcext:value-type="float">
            <text:p>0.95146</text:p>
          </table:table-cell>
          <table:table-cell table:style-name="ce11" office:value-type="float" office:value="-0.001676" calcext:value-type="float">
            <text:p>-0.00167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64163" calcext:value-type="float">
            <text:p>0.964163</text:p>
          </table:table-cell>
          <table:table-cell table:style-name="ce11" office:value-type="float" office:value="-0.001232" calcext:value-type="float">
            <text:p>-0.001232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7501" calcext:value-type="float">
            <text:p>0.97501</text:p>
          </table:table-cell>
          <table:table-cell table:style-name="ce11" office:value-type="float" office:value="-0.000856" calcext:value-type="float">
            <text:p>-0.000856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83952" calcext:value-type="float">
            <text:p>0.983952</text:p>
          </table:table-cell>
          <table:table-cell table:style-name="ce11" office:value-type="float" office:value="-0.000548" calcext:value-type="float">
            <text:p>-0.00054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90949" calcext:value-type="float">
            <text:p>0.990949</text:p>
          </table:table-cell>
          <table:table-cell table:style-name="ce11" office:value-type="float" office:value="-0.000308" calcext:value-type="float">
            <text:p>-0.000308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9597" calcext:value-type="float">
            <text:p>0.99597</text:p>
          </table:table-cell>
          <table:table-cell table:style-name="ce11" office:value-type="float" office:value="-0.000137" calcext:value-type="float">
            <text:p>-0.000137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0.998991" calcext:value-type="float">
            <text:p>0.998991</text:p>
          </table:table-cell>
          <table:table-cell table:style-name="ce11" office:value-type="float" office:value="-0.000034" calcext:value-type="float">
            <text:p>-0.000034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0"/>
          <table:table-cell table:number-columns-repeated="1019"/>
          <table:table-cell table:style-name="ce7" table:number-columns-repeated="2"/>
        </table:table-row>
        <table:table-row table:style-name="ro1" table:visibility="collapse" table:number-rows-repeated="10484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lockMesh" table:style-name="ta2">
        <office:forms form:automatic-focus="false" form:apply-design-mode="false"/>
        <table:table-column table:style-name="co10" table:number-columns-repeated="18" table:default-cell-style-name="ce7"/>
        <table:table-column table:style-name="co10" table:visibility="collapse" table:number-columns-repeated="1006" table:default-cell-style-name="ce7"/>
        <table:table-row table:style-name="ro1">
          <table:table-cell office:value-type="string" calcext:value-type="string">
            <text:p>/*--------------------------------*Thien Phan*-------------------------------*\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========= <text:s text:c="16"/>| <text:s text:c="4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\\ <text:s text:c="5"/>/ <text:s/>F ield <text:s text:c="8"/>| OpenFOAM: phanquocthien.org <text:s text:c="20"/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/>\\ <text:s text:c="3"/>/ <text:s text:c="2"/>O peration <text:s text:c="4"/>| Files are generated by Thien Phan <text:s text:c="14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 text:c="2"/>\\ <text:s/>/ <text:s text:c="3"/>A nd <text:s text:c="10"/>| Web: <text:s text:c="5"/>www.OpenFOAM.com <text:s text:c="21"/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 text:c="3"/>\\/ <text:s text:c="4"/>M anipulation <text:s/>| <text:s text:c="8"/>PhanQuocThien@gmail.com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\*---------------------------------------------------------------------------*/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am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version <text:s text:c="4"/>2.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format <text:s text:c="5"/>ascii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 <text:s text:c="6"/>dictionar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object <text:s text:c="5"/>blockMeshDic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* * * * * * * * * * * * * * * * * * * * * * * * * * * * * * * * * * * * * 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ToMeters</text:p>
          </table:table-cell>
          <table:table-cell table:formula="of:=[$Input.E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e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t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$Input.A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-[.D26]+1"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Input.D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formula="of:=[.E2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7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[.E3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B2]+1" office:value-type="float" office:value="21" calcext:value-type="float">
            <text:p>21</text:p>
          </table:table-cell>
          <table:table-cell table:formula="of:=SIN(PI()/180*[$Input.C2])*[.C32]" office:value-type="float" office:value="1.83027059770082" calcext:value-type="float">
            <text:p>1.83027059770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]" office:value-type="float" office:value="21" calcext:value-type="float">
            <text:p>21</text:p>
          </table:table-cell>
          <table:table-cell table:formula="of:=[.D2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]" office:value-type="float" office:value="21" calcext:value-type="float">
            <text:p>21</text:p>
          </table:table-cell>
          <table:table-cell table:formula="of:=[.D32]" office:value-type="float" office:value="1.83027059770082" calcext:value-type="float">
            <text:p>1.83027059770082</text:p>
          </table:table-cell>
          <table:table-cell table:formula="of:=[.E3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4]" office:value-type="float" office:value="21" calcext:value-type="float">
            <text:p>21</text:p>
          </table:table-cell>
          <table:table-cell table:formula="of:=[.D33]" office:value-type="float" office:value="12" calcext:value-type="float">
            <text:p>12</text:p>
          </table:table-cell>
          <table:table-cell table:formula="of:=[.E3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-[.D35]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.D36]" office:value-type="float" office:value="-12" calcext:value-type="float">
            <text:p>-12</text:p>
          </table:table-cell>
          <table:table-cell table:formula="of:=[.E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5]" office:value-type="float" office:value="21" calcext:value-type="float">
            <text:p>21</text:p>
          </table:table-cell>
          <table:table-cell table:formula="of:=[.D37]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8]" office:value-type="float" office:value="21" calcext:value-type="float">
            <text:p>21</text:p>
          </table:table-cell>
          <table:table-cell table:formula="of:=[.D38]" office:value-type="float" office:value="-12" calcext:value-type="float">
            <text:p>-12</text:p>
          </table:table-cell>
          <table:table-cell table:formula="of:=[.E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(</text:p>
          </table:table-cell>
          <table:table-cell table:formula="of:=[Input.$O$21]+[Input.$O$23]" office:value-type="float" office:value="41" calcext:value-type="float">
            <text:p>41</text:p>
          </table:table-cell>
          <table:table-cell table:formula="of:=[Input.$N$10]+[Input.$N$1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blo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53]" office:value-type="float" office:value="0.6" calcext:value-type="float">
            <text:p>0.6</text:p>
          </table:table-cell>
          <table:table-cell table:formula="of:=1-[.C53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formula="of:=[.B56]" office:value-type="float" office:value="0.03" calcext:value-type="float">
            <text:p>0.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58]" office:value-type="float" office:value="0.6" calcext:value-type="float">
            <text:p>0.6</text:p>
          </table:table-cell>
          <table:table-cell table:formula="of:=1-[.C58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63]" office:value-type="float" office:value="0.958333333333333" calcext:value-type="float">
            <text:p>0.958333333333333</text:p>
          </table:table-cell>
          <table:table-cell table:formula="of:=1-[.C63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67]" office:value-type="float" office:value="0.958333333333333" calcext:value-type="float">
            <text:p>0.958333333333333</text:p>
          </table:table-cell>
          <table:table-cell table:formula="of:=1-[.C67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71]" office:value-type="float" office:value="0.958333333333333" calcext:value-type="float">
            <text:p>0.958333333333333</text:p>
          </table:table-cell>
          <table:table-cell table:formula="of:=1-[.C71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75]" office:value-type="float" office:value="0.958333333333333" calcext:value-type="float">
            <text:p>0.958333333333333</text:p>
          </table:table-cell>
          <table:table-cell table:formula="of:=1-[.C75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)</text:p>
          </table:table-cell>
          <table:table-cell office:value-type="string" calcext:value-type="string">
            <text:p>(</text:p>
          </table:table-cell>
          <table:table-cell table:formula="of:=[Input.$N$16]" office:value-type="float" office:value="74" calcext:value-type="float">
            <text:p>74</text:p>
          </table:table-cell>
          <table:table-cell table:formula="of:=[.$M$48]" office:value-type="float" office:value="48" calcext:value-type="float">
            <text:p>48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//block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90]" office:value-type="float" office:value="0.958333333333333" calcext:value-type="float">
            <text:p>0.958333333333333</text:p>
          </table:table-cell>
          <table:table-cell table:formula="of:=1-[.C90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18]" office:value-type="float" office:value="13.9581659180375" calcext:value-type="float">
            <text:p>13.9581659180375</text:p>
          </table:table-cell>
          <table:table-cell table:formula="of:=[Input.$O$18]" office:value-type="float" office:value="13.9581659180375" calcext:value-type="float">
            <text:p>13.95816591803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95]" office:value-type="float" office:value="0.958333333333333" calcext:value-type="float">
            <text:p>0.958333333333333</text:p>
          </table:table-cell>
          <table:table-cell table:formula="of:=1-[.C95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(</text:p>
          </table:table-cell>
          <table:table-cell table:formula="of:=[Input.$O$21]+[Input.$O$23]" office:value-type="float" office:value="41" calcext:value-type="float">
            <text:p>41</text:p>
          </table:table-cell>
          <table:table-cell table:formula="of:=[Input.$N$10]+[Input.$N$1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block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109]" office:value-type="float" office:value="0.6" calcext:value-type="float">
            <text:p>0.6</text:p>
          </table:table-cell>
          <table:table-cell table:formula="of:=1-[.C109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113]" office:value-type="float" office:value="0.6" calcext:value-type="float">
            <text:p>0.6</text:p>
          </table:table-cell>
          <table:table-cell table:formula="of:=1-[.C113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0]" office:value-type="float" office:value="0.958333333333333" calcext:value-type="float">
            <text:p>0.958333333333333</text:p>
          </table:table-cell>
          <table:table-cell table:formula="of:=1-[.C120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29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4]" office:value-type="float" office:value="0.958333333333333" calcext:value-type="float">
            <text:p>0.958333333333333</text:p>
          </table:table-cell>
          <table:table-cell table:formula="of:=1-[.C124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29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8]" office:value-type="float" office:value="0.958333333333333" calcext:value-type="float">
            <text:p>0.958333333333333</text:p>
          </table:table-cell>
          <table:table-cell table:formula="of:=1-[.C128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29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32]" office:value-type="float" office:value="0.958333333333333" calcext:value-type="float">
            <text:p>0.958333333333333</text:p>
          </table:table-cell>
          <table:table-cell table:formula="of:=1-[.C132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29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)</text:p>
          </table:table-cell>
          <table:table-cell office:value-type="string" calcext:value-type="string">
            <text:p>(</text:p>
          </table:table-cell>
          <table:table-cell table:formula="of:=[Input.$N$16]" office:value-type="float" office:value="74" calcext:value-type="float">
            <text:p>74</text:p>
          </table:table-cell>
          <table:table-cell table:formula="of:=[.$M$48]" office:value-type="float" office:value="48" calcext:value-type="float">
            <text:p>48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//block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51]" office:value-type="float" office:value="0.958333333333333" calcext:value-type="float">
            <text:p>0.958333333333333</text:p>
          </table:table-cell>
          <table:table-cell table:formula="of:=1-[.C151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29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1/[Input.$O$18]" office:value-type="float" office:value="0.0716426503218266" calcext:value-type="float">
            <text:p>0.0716426503218266</text:p>
          </table:table-cell>
          <table:table-cell table:formula="of:=[.B153]" office:value-type="float" office:value="0.0716426503218266" calcext:value-type="float">
            <text:p>0.07164265032182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56]" office:value-type="float" office:value="0.958333333333333" calcext:value-type="float">
            <text:p>0.958333333333333</text:p>
          </table:table-cell>
          <table:table-cell table:formula="of:=1-[.C156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29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d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3 2</text:p>
          </table:table-cell>
          <table:table-cell office:value-type="string" calcext:value-type="string">
            <text:p>(</text:p>
          </table:table-cell>
          <table:table-cell table:formula="of:=-[.D33]*SIN(PI()/4)+1" office:value-type="float" office:value="-7.48528137423857" calcext:value-type="float">
            <text:p>-7.48528137423857</text:p>
          </table:table-cell>
          <table:table-cell table:formula="of:=[.D33]*SIN(PI()/4)" office:value-type="float" office:value="8.48528137423857" calcext:value-type="float">
            <text:p>8.4852813742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7 6 </text:p>
          </table:table-cell>
          <table:table-cell office:value-type="string" calcext:value-type="string">
            <text:p>(</text:p>
          </table:table-cell>
          <table:table-cell table:formula="of:=[.E167]" office:value-type="float" office:value="-7.48528137423857" calcext:value-type="float">
            <text:p>-7.48528137423857</text:p>
          </table:table-cell>
          <table:table-cell table:formula="of:=[.F167]" office:value-type="float" office:value="8.48528137423857" calcext:value-type="float">
            <text:p>8.48528137423857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]" office:value-type="float" office:value="0.999035" calcext:value-type="float">
            <text:p>0.999035</text:p>
          </table:table-cell>
          <table:table-cell table:formula="of:=[$Input.B10]" office:value-type="float" office:value="0.000297" calcext:value-type="float">
            <text:p>0.000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1]" office:value-type="float" office:value="0.996145" calcext:value-type="float">
            <text:p>0.996145</text:p>
          </table:table-cell>
          <table:table-cell table:formula="of:=[$Input.B11]" office:value-type="float" office:value="0.001185" calcext:value-type="float">
            <text:p>0.001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2]" office:value-type="float" office:value="0.991338" calcext:value-type="float">
            <text:p>0.991338</text:p>
          </table:table-cell>
          <table:table-cell table:formula="of:=[$Input.B12]"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3]" office:value-type="float" office:value="0.984631" calcext:value-type="float">
            <text:p>0.984631</text:p>
          </table:table-cell>
          <table:table-cell table:formula="of:=[$Input.B13]" office:value-type="float" office:value="0.004682" calcext:value-type="float">
            <text:p>0.004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4]" office:value-type="float" office:value="0.976046" calcext:value-type="float">
            <text:p>0.976046</text:p>
          </table:table-cell>
          <table:table-cell table:formula="of:=[$Input.B14]" office:value-type="float" office:value="0.007248" calcext:value-type="float">
            <text:p>0.007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5]" office:value-type="float" office:value="0.965613" calcext:value-type="float">
            <text:p>0.965613</text:p>
          </table:table-cell>
          <table:table-cell table:formula="of:=[$Input.B15]" office:value-type="float" office:value="0.010321" calcext:value-type="float">
            <text:p>0.01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6]" office:value-type="float" office:value="0.953367" calcext:value-type="float">
            <text:p>0.953367</text:p>
          </table:table-cell>
          <table:table-cell table:formula="of:=[$Input.B16]" office:value-type="float" office:value="0.013863" calcext:value-type="float">
            <text:p>0.01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7]" office:value-type="float" office:value="0.939351" calcext:value-type="float">
            <text:p>0.939351</text:p>
          </table:table-cell>
          <table:table-cell table:formula="of:=[$Input.B17]" office:value-type="float" office:value="0.017833" calcext:value-type="float">
            <text:p>0.01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8]" office:value-type="float" office:value="0.923612" calcext:value-type="float">
            <text:p>0.923612</text:p>
          </table:table-cell>
          <table:table-cell table:formula="of:=[$Input.B18]" office:value-type="float" office:value="0.022187" calcext:value-type="float">
            <text:p>0.022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9]" office:value-type="float" office:value="0.906208" calcext:value-type="float">
            <text:p>0.906208</text:p>
          </table:table-cell>
          <table:table-cell table:formula="of:=[$Input.B19]" office:value-type="float" office:value="0.026874" calcext:value-type="float">
            <text:p>0.026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0]" office:value-type="float" office:value="0.887198" calcext:value-type="float">
            <text:p>0.887198</text:p>
          </table:table-cell>
          <table:table-cell table:formula="of:=[$Input.B20]" office:value-type="float" office:value="0.031843" calcext:value-type="float">
            <text:p>0.031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1]" office:value-type="float" office:value="0.866653" calcext:value-type="float">
            <text:p>0.866653</text:p>
          </table:table-cell>
          <table:table-cell table:formula="of:=[$Input.B21]"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2]" office:value-type="float" office:value="0.844647" calcext:value-type="float">
            <text:p>0.844647</text:p>
          </table:table-cell>
          <table:table-cell table:formula="of:=[$Input.B22]" office:value-type="float" office:value="0.042411" calcext:value-type="float">
            <text:p>0.04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3]" office:value-type="float" office:value="0.82126" calcext:value-type="float">
            <text:p>0.82126</text:p>
          </table:table-cell>
          <table:table-cell table:formula="of:=[$Input.B23]" office:value-type="float" office:value="0.047899" calcext:value-type="float">
            <text:p>0.047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4]" office:value-type="float" office:value="0.796579" calcext:value-type="float">
            <text:p>0.796579</text:p>
          </table:table-cell>
          <table:table-cell table:formula="of:=[$Input.B24]" office:value-type="float" office:value="0.053449" calcext:value-type="float">
            <text:p>0.053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5]" office:value-type="float" office:value="0.770697" calcext:value-type="float">
            <text:p>0.770697</text:p>
          </table:table-cell>
          <table:table-cell table:formula="of:=[$Input.B25]" office:value-type="float" office:value="0.059005" calcext:value-type="float">
            <text:p>0.059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6]" office:value-type="float" office:value="0.743712" calcext:value-type="float">
            <text:p>0.743712</text:p>
          </table:table-cell>
          <table:table-cell table:formula="of:=[$Input.B26]" office:value-type="float" office:value="0.064511" calcext:value-type="float">
            <text:p>0.06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7]" office:value-type="float" office:value="0.715726" calcext:value-type="float">
            <text:p>0.715726</text:p>
          </table:table-cell>
          <table:table-cell table:formula="of:=[$Input.B27]" office:value-type="float" office:value="0.069913" calcext:value-type="float">
            <text:p>0.06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8]" office:value-type="float" office:value="0.686848" calcext:value-type="float">
            <text:p>0.686848</text:p>
          </table:table-cell>
          <table:table-cell table:formula="of:=[$Input.B28]" office:value-type="float" office:value="0.075158" calcext:value-type="float">
            <text:p>0.075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9]" office:value-type="float" office:value="0.657189" calcext:value-type="float">
            <text:p>0.657189</text:p>
          </table:table-cell>
          <table:table-cell table:formula="of:=[$Input.B29]" office:value-type="float" office:value="0.080194" calcext:value-type="float">
            <text:p>0.080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0]" office:value-type="float" office:value="0.626866" calcext:value-type="float">
            <text:p>0.626866</text:p>
          </table:table-cell>
          <table:table-cell table:formula="of:=[$Input.B30]" office:value-type="float" office:value="0.084971" calcext:value-type="float">
            <text:p>0.084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1]" office:value-type="float" office:value="0.595998" calcext:value-type="float">
            <text:p>0.595998</text:p>
          </table:table-cell>
          <table:table-cell table:formula="of:=[$Input.B31]" office:value-type="float" office:value="0.089439" calcext:value-type="float">
            <text:p>0.089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2]" office:value-type="float" office:value="0.564709" calcext:value-type="float">
            <text:p>0.564709</text:p>
          </table:table-cell>
          <table:table-cell table:formula="of:=[$Input.B32]" office:value-type="float" office:value="0.093554" calcext:value-type="float">
            <text:p>0.093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3]" office:value-type="float" office:value="0.533123" calcext:value-type="float">
            <text:p>0.533123</text:p>
          </table:table-cell>
          <table:table-cell table:formula="of:=[$Input.B33]" office:value-type="float" office:value="0.097269" calcext:value-type="float">
            <text:p>0.097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4]" office:value-type="float" office:value="0.50137" calcext:value-type="float">
            <text:p>0.50137</text:p>
          </table:table-cell>
          <table:table-cell table:formula="of:=[$Input.B34]" office:value-type="float" office:value="0.100545" calcext:value-type="float">
            <text:p>0.10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5]" office:value-type="float" office:value="0.469578" calcext:value-type="float">
            <text:p>0.469578</text:p>
          </table:table-cell>
          <table:table-cell table:formula="of:=[$Input.B35]" office:value-type="float" office:value="0.103344" calcext:value-type="float">
            <text:p>0.10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6]" office:value-type="float" office:value="0.437879" calcext:value-type="float">
            <text:p>0.437879</text:p>
          </table:table-cell>
          <table:table-cell table:formula="of:=[$Input.B36]" office:value-type="float" office:value="0.105631" calcext:value-type="float">
            <text:p>0.105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7]" office:value-type="float" office:value="0.406404" calcext:value-type="float">
            <text:p>0.406404</text:p>
          </table:table-cell>
          <table:table-cell table:formula="of:=[$Input.B37]" office:value-type="float" office:value="0.107376" calcext:value-type="float">
            <text:p>0.107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8]" office:value-type="float" office:value="0.37482" calcext:value-type="float">
            <text:p>0.37482</text:p>
          </table:table-cell>
          <table:table-cell table:formula="of:=[$Input.B38]" office:value-type="float" office:value="0.108468" calcext:value-type="float">
            <text:p>0.108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9]" office:value-type="float" office:value="0.343599" calcext:value-type="float">
            <text:p>0.343599</text:p>
          </table:table-cell>
          <table:table-cell table:formula="of:=[$Input.B39]" office:value-type="float" office:value="0.108714" calcext:value-type="float">
            <text:p>0.10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0]" office:value-type="float" office:value="0.313001" calcext:value-type="float">
            <text:p>0.313001</text:p>
          </table:table-cell>
          <table:table-cell table:formula="of:=[$Input.B40]" office:value-type="float" office:value="0.10811" calcext:value-type="float">
            <text:p>0.10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1]" office:value-type="float" office:value="0.283167" calcext:value-type="float">
            <text:p>0.283167</text:p>
          </table:table-cell>
          <table:table-cell table:formula="of:=[$Input.B41]" office:value-type="float" office:value="0.10667" calcext:value-type="float">
            <text:p>0.10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2]" office:value-type="float" office:value="0.254236" calcext:value-type="float">
            <text:p>0.254236</text:p>
          </table:table-cell>
          <table:table-cell table:formula="of:=[$Input.B42]" office:value-type="float" office:value="0.104416" calcext:value-type="float">
            <text:p>0.104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3]" office:value-type="float" office:value="0.226341" calcext:value-type="float">
            <text:p>0.226341</text:p>
          </table:table-cell>
          <table:table-cell table:formula="of:=[$Input.B43]" office:value-type="float" office:value="0.101384" calcext:value-type="float">
            <text:p>0.101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4]" office:value-type="float" office:value="0.19961" calcext:value-type="float">
            <text:p>0.19961</text:p>
          </table:table-cell>
          <table:table-cell table:formula="of:=[$Input.B44]" office:value-type="float" office:value="0.097618" calcext:value-type="float">
            <text:p>0.097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5]" office:value-type="float" office:value="0.174166" calcext:value-type="float">
            <text:p>0.174166</text:p>
          </table:table-cell>
          <table:table-cell table:formula="of:=[$Input.B45]" office:value-type="float" office:value="0.093172" calcext:value-type="float">
            <text:p>0.093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6]" office:value-type="float" office:value="0.150121" calcext:value-type="float">
            <text:p>0.150121</text:p>
          </table:table-cell>
          <table:table-cell table:formula="of:=[$Input.B46]" office:value-type="float" office:value="0.088108" calcext:value-type="float">
            <text:p>0.088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7]" office:value-type="float" office:value="0.127583" calcext:value-type="float">
            <text:p>0.127583</text:p>
          </table:table-cell>
          <table:table-cell table:formula="of:=[$Input.B47]" office:value-type="float" office:value="0.082496" calcext:value-type="float">
            <text:p>0.082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8]" office:value-type="float" office:value="0.106649" calcext:value-type="float">
            <text:p>0.106649</text:p>
          </table:table-cell>
          <table:table-cell table:formula="of:=[$Input.B48]" office:value-type="float" office:value="0.07641" calcext:value-type="float">
            <text:p>0.0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9]" office:value-type="float" office:value="0.087405" calcext:value-type="float">
            <text:p>0.087405</text:p>
          </table:table-cell>
          <table:table-cell table:formula="of:=[$Input.B49]" office:value-type="float" office:value="0.06993" calcext:value-type="float">
            <text:p>0.06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0]" office:value-type="float" office:value="0.069929" calcext:value-type="float">
            <text:p>0.069929</text:p>
          </table:table-cell>
          <table:table-cell table:formula="of:=[$Input.B50]" office:value-type="float" office:value="0.063138" calcext:value-type="float">
            <text:p>0.063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1]" office:value-type="float" office:value="0.054289" calcext:value-type="float">
            <text:p>0.054289</text:p>
          </table:table-cell>
          <table:table-cell table:formula="of:=[$Input.B51]" office:value-type="float" office:value="0.056114" calcext:value-type="float">
            <text:p>0.056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2]" office:value-type="float" office:value="0.04054" calcext:value-type="float">
            <text:p>0.04054</text:p>
          </table:table-cell>
          <table:table-cell table:formula="of:=[$Input.B52]" office:value-type="float" office:value="0.048938" calcext:value-type="float">
            <text:p>0.048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3]" office:value-type="float" office:value="0.028731" calcext:value-type="float">
            <text:p>0.028731</text:p>
          </table:table-cell>
          <table:table-cell table:formula="of:=[$Input.B53]" office:value-type="float" office:value="0.041689" calcext:value-type="float">
            <text:p>0.04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4]" office:value-type="float" office:value="0.018897" calcext:value-type="float">
            <text:p>0.018897</text:p>
          </table:table-cell>
          <table:table-cell table:formula="of:=[$Input.B54]" office:value-type="float" office:value="0.034435" calcext:value-type="float">
            <text:p>0.034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5]" office:value-type="float" office:value="0.011066" calcext:value-type="float">
            <text:p>0.011066</text:p>
          </table:table-cell>
          <table:table-cell table:formula="of:=[$Input.B55]" office:value-type="float" office:value="0.027241" calcext:value-type="float">
            <text:p>0.027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6]" office:value-type="float" office:value="0.005256" calcext:value-type="float">
            <text:p>0.005256</text:p>
          </table:table-cell>
          <table:table-cell table:formula="of:=[$Input.B56]" office:value-type="float" office:value="0.020161" calcext:value-type="float">
            <text:p>0.020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7]" office:value-type="float" office:value="0.001476" calcext:value-type="float">
            <text:p>0.001476</text:p>
          </table:table-cell>
          <table:table-cell table:formula="of:=[$Input.B57]" office:value-type="float" office:value="0.013241" calcext:value-type="float">
            <text:p>0.013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8]" office:value-type="float" office:value="-0.000274" calcext:value-type="float">
            <text:p>-0.000274</text:p>
          </table:table-cell>
          <table:table-cell table:formula="of:=[$Input.B58]" office:value-type="float" office:value="0.006513" calcext:value-type="float">
            <text:p>0.006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2]" office:value-type="float" office:value="0.999035" calcext:value-type="float">
            <text:p>0.999035</text:p>
          </table:table-cell>
          <table:table-cell table:formula="of:=[.D172]" office:value-type="float" office:value="0.000297" calcext:value-type="float">
            <text:p>0.000297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3]" office:value-type="float" office:value="0.996145" calcext:value-type="float">
            <text:p>0.996145</text:p>
          </table:table-cell>
          <table:table-cell table:formula="of:=[.D173]" office:value-type="float" office:value="0.001185" calcext:value-type="float">
            <text:p>0.001185</text:p>
          </table:table-cell>
          <table:table-cell table:formula="of:=[.E22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4]" office:value-type="float" office:value="0.991338" calcext:value-type="float">
            <text:p>0.991338</text:p>
          </table:table-cell>
          <table:table-cell table:formula="of:=[.D174]" office:value-type="float" office:value="0.002653" calcext:value-type="float">
            <text:p>0.002653</text:p>
          </table:table-cell>
          <table:table-cell table:formula="of:=[.E22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5]" office:value-type="float" office:value="0.984631" calcext:value-type="float">
            <text:p>0.984631</text:p>
          </table:table-cell>
          <table:table-cell table:formula="of:=[.D175]" office:value-type="float" office:value="0.004682" calcext:value-type="float">
            <text:p>0.004682</text:p>
          </table:table-cell>
          <table:table-cell table:formula="of:=[.E2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6]" office:value-type="float" office:value="0.976046" calcext:value-type="float">
            <text:p>0.976046</text:p>
          </table:table-cell>
          <table:table-cell table:formula="of:=[.D176]" office:value-type="float" office:value="0.007248" calcext:value-type="float">
            <text:p>0.007248</text:p>
          </table:table-cell>
          <table:table-cell table:formula="of:=[.E22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7]" office:value-type="float" office:value="0.965613" calcext:value-type="float">
            <text:p>0.965613</text:p>
          </table:table-cell>
          <table:table-cell table:formula="of:=[.D177]" office:value-type="float" office:value="0.010321" calcext:value-type="float">
            <text:p>0.010321</text:p>
          </table:table-cell>
          <table:table-cell table:formula="of:=[.E23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8]" office:value-type="float" office:value="0.953367" calcext:value-type="float">
            <text:p>0.953367</text:p>
          </table:table-cell>
          <table:table-cell table:formula="of:=[.D178]" office:value-type="float" office:value="0.013863" calcext:value-type="float">
            <text:p>0.013863</text:p>
          </table:table-cell>
          <table:table-cell table:formula="of:=[.E23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9]" office:value-type="float" office:value="0.939351" calcext:value-type="float">
            <text:p>0.939351</text:p>
          </table:table-cell>
          <table:table-cell table:formula="of:=[.D179]" office:value-type="float" office:value="0.017833" calcext:value-type="float">
            <text:p>0.017833</text:p>
          </table:table-cell>
          <table:table-cell table:formula="of:=[.E23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0]" office:value-type="float" office:value="0.923612" calcext:value-type="float">
            <text:p>0.923612</text:p>
          </table:table-cell>
          <table:table-cell table:formula="of:=[.D180]" office:value-type="float" office:value="0.022187" calcext:value-type="float">
            <text:p>0.022187</text:p>
          </table:table-cell>
          <table:table-cell table:formula="of:=[.E23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1]" office:value-type="float" office:value="0.906208" calcext:value-type="float">
            <text:p>0.906208</text:p>
          </table:table-cell>
          <table:table-cell table:formula="of:=[.D181]" office:value-type="float" office:value="0.026874" calcext:value-type="float">
            <text:p>0.026874</text:p>
          </table:table-cell>
          <table:table-cell table:formula="of:=[.E23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2]" office:value-type="float" office:value="0.887198" calcext:value-type="float">
            <text:p>0.887198</text:p>
          </table:table-cell>
          <table:table-cell table:formula="of:=[.D182]" office:value-type="float" office:value="0.031843" calcext:value-type="float">
            <text:p>0.031843</text:p>
          </table:table-cell>
          <table:table-cell table:formula="of:=[.E2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3]" office:value-type="float" office:value="0.866653" calcext:value-type="float">
            <text:p>0.866653</text:p>
          </table:table-cell>
          <table:table-cell table:formula="of:=[.D183]" office:value-type="float" office:value="0.03704" calcext:value-type="float">
            <text:p>0.03704</text:p>
          </table:table-cell>
          <table:table-cell table:formula="of:=[.E23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4]" office:value-type="float" office:value="0.844647" calcext:value-type="float">
            <text:p>0.844647</text:p>
          </table:table-cell>
          <table:table-cell table:formula="of:=[.D184]" office:value-type="float" office:value="0.042411" calcext:value-type="float">
            <text:p>0.042411</text:p>
          </table:table-cell>
          <table:table-cell table:formula="of:=[.E23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5]" office:value-type="float" office:value="0.82126" calcext:value-type="float">
            <text:p>0.82126</text:p>
          </table:table-cell>
          <table:table-cell table:formula="of:=[.D185]" office:value-type="float" office:value="0.047899" calcext:value-type="float">
            <text:p>0.047899</text:p>
          </table:table-cell>
          <table:table-cell table:formula="of:=[.E23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6]" office:value-type="float" office:value="0.796579" calcext:value-type="float">
            <text:p>0.796579</text:p>
          </table:table-cell>
          <table:table-cell table:formula="of:=[.D186]" office:value-type="float" office:value="0.053449" calcext:value-type="float">
            <text:p>0.053449</text:p>
          </table:table-cell>
          <table:table-cell table:formula="of:=[.E2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7]" office:value-type="float" office:value="0.770697" calcext:value-type="float">
            <text:p>0.770697</text:p>
          </table:table-cell>
          <table:table-cell table:formula="of:=[.D187]" office:value-type="float" office:value="0.059005" calcext:value-type="float">
            <text:p>0.059005</text:p>
          </table:table-cell>
          <table:table-cell table:formula="of:=[.E24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8]" office:value-type="float" office:value="0.743712" calcext:value-type="float">
            <text:p>0.743712</text:p>
          </table:table-cell>
          <table:table-cell table:formula="of:=[.D188]" office:value-type="float" office:value="0.064511" calcext:value-type="float">
            <text:p>0.064511</text:p>
          </table:table-cell>
          <table:table-cell table:formula="of:=[.E24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9]" office:value-type="float" office:value="0.715726" calcext:value-type="float">
            <text:p>0.715726</text:p>
          </table:table-cell>
          <table:table-cell table:formula="of:=[.D189]" office:value-type="float" office:value="0.069913" calcext:value-type="float">
            <text:p>0.069913</text:p>
          </table:table-cell>
          <table:table-cell table:formula="of:=[.E24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0]" office:value-type="float" office:value="0.686848" calcext:value-type="float">
            <text:p>0.686848</text:p>
          </table:table-cell>
          <table:table-cell table:formula="of:=[.D190]" office:value-type="float" office:value="0.075158" calcext:value-type="float">
            <text:p>0.075158</text:p>
          </table:table-cell>
          <table:table-cell table:formula="of:=[.E24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1]" office:value-type="float" office:value="0.657189" calcext:value-type="float">
            <text:p>0.657189</text:p>
          </table:table-cell>
          <table:table-cell table:formula="of:=[.D191]" office:value-type="float" office:value="0.080194" calcext:value-type="float">
            <text:p>0.080194</text:p>
          </table:table-cell>
          <table:table-cell table:formula="of:=[.E24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2]" office:value-type="float" office:value="0.626866" calcext:value-type="float">
            <text:p>0.626866</text:p>
          </table:table-cell>
          <table:table-cell table:formula="of:=[.D192]" office:value-type="float" office:value="0.084971" calcext:value-type="float">
            <text:p>0.084971</text:p>
          </table:table-cell>
          <table:table-cell table:formula="of:=[.E24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3]" office:value-type="float" office:value="0.595998" calcext:value-type="float">
            <text:p>0.595998</text:p>
          </table:table-cell>
          <table:table-cell table:formula="of:=[.D193]" office:value-type="float" office:value="0.089439" calcext:value-type="float">
            <text:p>0.089439</text:p>
          </table:table-cell>
          <table:table-cell table:formula="of:=[.E24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4]" office:value-type="float" office:value="0.564709" calcext:value-type="float">
            <text:p>0.564709</text:p>
          </table:table-cell>
          <table:table-cell table:formula="of:=[.D194]" office:value-type="float" office:value="0.093554" calcext:value-type="float">
            <text:p>0.093554</text:p>
          </table:table-cell>
          <table:table-cell table:formula="of:=[.E24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5]" office:value-type="float" office:value="0.533123" calcext:value-type="float">
            <text:p>0.533123</text:p>
          </table:table-cell>
          <table:table-cell table:formula="of:=[.D195]" office:value-type="float" office:value="0.097269" calcext:value-type="float">
            <text:p>0.097269</text:p>
          </table:table-cell>
          <table:table-cell table:formula="of:=[.E24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6]" office:value-type="float" office:value="0.50137" calcext:value-type="float">
            <text:p>0.50137</text:p>
          </table:table-cell>
          <table:table-cell table:formula="of:=[.D196]" office:value-type="float" office:value="0.100545" calcext:value-type="float">
            <text:p>0.100545</text:p>
          </table:table-cell>
          <table:table-cell table:formula="of:=[.E24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7]" office:value-type="float" office:value="0.469578" calcext:value-type="float">
            <text:p>0.469578</text:p>
          </table:table-cell>
          <table:table-cell table:formula="of:=[.D197]" office:value-type="float" office:value="0.103344" calcext:value-type="float">
            <text:p>0.103344</text:p>
          </table:table-cell>
          <table:table-cell table:formula="of:=[.E25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8]" office:value-type="float" office:value="0.437879" calcext:value-type="float">
            <text:p>0.437879</text:p>
          </table:table-cell>
          <table:table-cell table:formula="of:=[.D198]" office:value-type="float" office:value="0.105631" calcext:value-type="float">
            <text:p>0.105631</text:p>
          </table:table-cell>
          <table:table-cell table:formula="of:=[.E25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9]" office:value-type="float" office:value="0.406404" calcext:value-type="float">
            <text:p>0.406404</text:p>
          </table:table-cell>
          <table:table-cell table:formula="of:=[.D199]" office:value-type="float" office:value="0.107376" calcext:value-type="float">
            <text:p>0.107376</text:p>
          </table:table-cell>
          <table:table-cell table:formula="of:=[.E25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0]" office:value-type="float" office:value="0.37482" calcext:value-type="float">
            <text:p>0.37482</text:p>
          </table:table-cell>
          <table:table-cell table:formula="of:=[.D200]" office:value-type="float" office:value="0.108468" calcext:value-type="float">
            <text:p>0.108468</text:p>
          </table:table-cell>
          <table:table-cell table:formula="of:=[.E25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1]" office:value-type="float" office:value="0.343599" calcext:value-type="float">
            <text:p>0.343599</text:p>
          </table:table-cell>
          <table:table-cell table:formula="of:=[.D201]" office:value-type="float" office:value="0.108714" calcext:value-type="float">
            <text:p>0.108714</text:p>
          </table:table-cell>
          <table:table-cell table:formula="of:=[.E25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2]" office:value-type="float" office:value="0.313001" calcext:value-type="float">
            <text:p>0.313001</text:p>
          </table:table-cell>
          <table:table-cell table:formula="of:=[.D202]" office:value-type="float" office:value="0.10811" calcext:value-type="float">
            <text:p>0.10811</text:p>
          </table:table-cell>
          <table:table-cell table:formula="of:=[.E25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3]" office:value-type="float" office:value="0.283167" calcext:value-type="float">
            <text:p>0.283167</text:p>
          </table:table-cell>
          <table:table-cell table:formula="of:=[.D203]" office:value-type="float" office:value="0.10667" calcext:value-type="float">
            <text:p>0.10667</text:p>
          </table:table-cell>
          <table:table-cell table:formula="of:=[.E25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4]" office:value-type="float" office:value="0.254236" calcext:value-type="float">
            <text:p>0.254236</text:p>
          </table:table-cell>
          <table:table-cell table:formula="of:=[.D204]" office:value-type="float" office:value="0.104416" calcext:value-type="float">
            <text:p>0.104416</text:p>
          </table:table-cell>
          <table:table-cell table:formula="of:=[.E25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5]" office:value-type="float" office:value="0.226341" calcext:value-type="float">
            <text:p>0.226341</text:p>
          </table:table-cell>
          <table:table-cell table:formula="of:=[.D205]" office:value-type="float" office:value="0.101384" calcext:value-type="float">
            <text:p>0.101384</text:p>
          </table:table-cell>
          <table:table-cell table:formula="of:=[.E25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6]" office:value-type="float" office:value="0.19961" calcext:value-type="float">
            <text:p>0.19961</text:p>
          </table:table-cell>
          <table:table-cell table:formula="of:=[.D206]" office:value-type="float" office:value="0.097618" calcext:value-type="float">
            <text:p>0.097618</text:p>
          </table:table-cell>
          <table:table-cell table:formula="of:=[.E25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7]" office:value-type="float" office:value="0.174166" calcext:value-type="float">
            <text:p>0.174166</text:p>
          </table:table-cell>
          <table:table-cell table:formula="of:=[.D207]" office:value-type="float" office:value="0.093172" calcext:value-type="float">
            <text:p>0.093172</text:p>
          </table:table-cell>
          <table:table-cell table:formula="of:=[.E26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8]" office:value-type="float" office:value="0.150121" calcext:value-type="float">
            <text:p>0.150121</text:p>
          </table:table-cell>
          <table:table-cell table:formula="of:=[.D208]" office:value-type="float" office:value="0.088108" calcext:value-type="float">
            <text:p>0.088108</text:p>
          </table:table-cell>
          <table:table-cell table:formula="of:=[.E26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9]" office:value-type="float" office:value="0.127583" calcext:value-type="float">
            <text:p>0.127583</text:p>
          </table:table-cell>
          <table:table-cell table:formula="of:=[.D209]" office:value-type="float" office:value="0.082496" calcext:value-type="float">
            <text:p>0.082496</text:p>
          </table:table-cell>
          <table:table-cell table:formula="of:=[.E26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0]" office:value-type="float" office:value="0.106649" calcext:value-type="float">
            <text:p>0.106649</text:p>
          </table:table-cell>
          <table:table-cell table:formula="of:=[.D210]" office:value-type="float" office:value="0.07641" calcext:value-type="float">
            <text:p>0.07641</text:p>
          </table:table-cell>
          <table:table-cell table:formula="of:=[.E26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1]" office:value-type="float" office:value="0.087405" calcext:value-type="float">
            <text:p>0.087405</text:p>
          </table:table-cell>
          <table:table-cell table:formula="of:=[.D211]" office:value-type="float" office:value="0.06993" calcext:value-type="float">
            <text:p>0.06993</text:p>
          </table:table-cell>
          <table:table-cell table:formula="of:=[.E26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2]" office:value-type="float" office:value="0.069929" calcext:value-type="float">
            <text:p>0.069929</text:p>
          </table:table-cell>
          <table:table-cell table:formula="of:=[.D212]" office:value-type="float" office:value="0.063138" calcext:value-type="float">
            <text:p>0.063138</text:p>
          </table:table-cell>
          <table:table-cell table:formula="of:=[.E26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3]" office:value-type="float" office:value="0.054289" calcext:value-type="float">
            <text:p>0.054289</text:p>
          </table:table-cell>
          <table:table-cell table:formula="of:=[.D213]" office:value-type="float" office:value="0.056114" calcext:value-type="float">
            <text:p>0.056114</text:p>
          </table:table-cell>
          <table:table-cell table:formula="of:=[.E26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4]" office:value-type="float" office:value="0.04054" calcext:value-type="float">
            <text:p>0.04054</text:p>
          </table:table-cell>
          <table:table-cell table:formula="of:=[.D214]" office:value-type="float" office:value="0.048938" calcext:value-type="float">
            <text:p>0.048938</text:p>
          </table:table-cell>
          <table:table-cell table:formula="of:=[.E26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5]" office:value-type="float" office:value="0.028731" calcext:value-type="float">
            <text:p>0.028731</text:p>
          </table:table-cell>
          <table:table-cell table:formula="of:=[.D215]" office:value-type="float" office:value="0.041689" calcext:value-type="float">
            <text:p>0.041689</text:p>
          </table:table-cell>
          <table:table-cell table:formula="of:=[.E26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6]" office:value-type="float" office:value="0.018897" calcext:value-type="float">
            <text:p>0.018897</text:p>
          </table:table-cell>
          <table:table-cell table:formula="of:=[.D216]" office:value-type="float" office:value="0.034435" calcext:value-type="float">
            <text:p>0.034435</text:p>
          </table:table-cell>
          <table:table-cell table:formula="of:=[.E26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7]" office:value-type="float" office:value="0.011066" calcext:value-type="float">
            <text:p>0.011066</text:p>
          </table:table-cell>
          <table:table-cell table:formula="of:=[.D217]" office:value-type="float" office:value="0.027241" calcext:value-type="float">
            <text:p>0.027241</text:p>
          </table:table-cell>
          <table:table-cell table:formula="of:=[.E27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8]" office:value-type="float" office:value="0.005256" calcext:value-type="float">
            <text:p>0.005256</text:p>
          </table:table-cell>
          <table:table-cell table:formula="of:=[.D218]" office:value-type="float" office:value="0.020161" calcext:value-type="float">
            <text:p>0.020161</text:p>
          </table:table-cell>
          <table:table-cell table:formula="of:=[.E27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9]" office:value-type="float" office:value="0.001476" calcext:value-type="float">
            <text:p>0.001476</text:p>
          </table:table-cell>
          <table:table-cell table:formula="of:=[.D219]" office:value-type="float" office:value="0.013241" calcext:value-type="float">
            <text:p>0.013241</text:p>
          </table:table-cell>
          <table:table-cell table:formula="of:=[.E27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20]" office:value-type="float" office:value="-0.000274" calcext:value-type="float">
            <text:p>-0.000274</text:p>
          </table:table-cell>
          <table:table-cell table:formula="of:=[.D220]" office:value-type="float" office:value="0.006513" calcext:value-type="float">
            <text:p>0.006513</text:p>
          </table:table-cell>
          <table:table-cell table:formula="of:=[.E27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3 12</text:p>
          </table:table-cell>
          <table:table-cell office:value-type="string" calcext:value-type="string">
            <text:p>(</text:p>
          </table:table-cell>
          <table:table-cell table:formula="of:=-[.D33]*SIN(PI()/4)+1" office:value-type="float" office:value="-7.48528137423857" calcext:value-type="float">
            <text:p>-7.48528137423857</text:p>
          </table:table-cell>
          <table:table-cell table:formula="of:=-[.D33]*SIN(PI()/4)" office:value-type="float" office:value="-8.48528137423857" calcext:value-type="float">
            <text:p>-8.4852813742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7 13</text:p>
          </table:table-cell>
          <table:table-cell office:value-type="string" calcext:value-type="string">
            <text:p>(</text:p>
          </table:table-cell>
          <table:table-cell table:formula="of:=[.E278]" office:value-type="float" office:value="-7.48528137423857" calcext:value-type="float">
            <text:p>-7.48528137423857</text:p>
          </table:table-cell>
          <table:table-cell table:formula="of:=[.F278]" office:value-type="float" office:value="-8.48528137423857" calcext:value-type="float">
            <text:p>-8.48528137423857</text:p>
          </table:table-cell>
          <table:table-cell table:formula="of:=[.E2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0]" office:value-type="float" office:value="0.002247" calcext:value-type="float">
            <text:p>0.002247</text:p>
          </table:table-cell>
          <table:table-cell table:formula="of:=[$Input.B60]" office:value-type="float" office:value="-0.006119" calcext:value-type="float">
            <text:p>-0.006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1]" office:value-type="float" office:value="0.006409" calcext:value-type="float">
            <text:p>0.006409</text:p>
          </table:table-cell>
          <table:table-cell table:formula="of:=[$Input.B61]" office:value-type="float" office:value="-0.011672" calcext:value-type="float">
            <text:p>-0.01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2]" office:value-type="float" office:value="0.012457" calcext:value-type="float">
            <text:p>0.012457</text:p>
          </table:table-cell>
          <table:table-cell table:formula="of:=[$Input.B62]" office:value-type="float" office:value="-0.016658" calcext:value-type="float">
            <text:p>-0.016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3]" office:value-type="float" office:value="0.020351" calcext:value-type="float">
            <text:p>0.020351</text:p>
          </table:table-cell>
          <table:table-cell table:formula="of:=[$Input.B63]" office:value-type="float" office:value="-0.021081" calcext:value-type="float">
            <text:p>-0.021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4]" office:value-type="float" office:value="0.030046" calcext:value-type="float">
            <text:p>0.030046</text:p>
          </table:table-cell>
          <table:table-cell table:formula="of:=[$Input.B64]" office:value-type="float" office:value="-0.024945" calcext:value-type="float">
            <text:p>-0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5]" office:value-type="float" office:value="0.041493" calcext:value-type="float">
            <text:p>0.041493</text:p>
          </table:table-cell>
          <table:table-cell table:formula="of:=[$Input.B65]" office:value-type="float" office:value="-0.02826" calcext:value-type="float">
            <text:p>-0.02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6]" office:value-type="float" office:value="0.054633" calcext:value-type="float">
            <text:p>0.054633</text:p>
          </table:table-cell>
          <table:table-cell table:formula="of:=[$Input.B66]" office:value-type="float" office:value="-0.031036" calcext:value-type="float">
            <text:p>-0.031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7]" office:value-type="float" office:value="0.069404" calcext:value-type="float">
            <text:p>0.069404</text:p>
          </table:table-cell>
          <table:table-cell table:formula="of:=[$Input.B67]" office:value-type="float" office:value="-0.033287" calcext:value-type="float">
            <text:p>-0.033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8]" office:value-type="float" office:value="0.085743" calcext:value-type="float">
            <text:p>0.085743</text:p>
          </table:table-cell>
          <table:table-cell table:formula="of:=[$Input.B68]" office:value-type="float" office:value="-0.035032" calcext:value-type="float">
            <text:p>-0.035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9]" office:value-type="float" office:value="0.103578" calcext:value-type="float">
            <text:p>0.103578</text:p>
          </table:table-cell>
          <table:table-cell table:formula="of:=[$Input.B69]" office:value-type="float" office:value="-0.036293" calcext:value-type="float">
            <text:p>-0.036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0]" office:value-type="float" office:value="0.122838" calcext:value-type="float">
            <text:p>0.122838</text:p>
          </table:table-cell>
          <table:table-cell table:formula="of:=[$Input.B70]" office:value-type="float" office:value="-0.037096" calcext:value-type="float">
            <text:p>-0.03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1]" office:value-type="float" office:value="0.143448" calcext:value-type="float">
            <text:p>0.143448</text:p>
          </table:table-cell>
          <table:table-cell table:formula="of:=[$Input.B71]" office:value-type="float" office:value="-0.037472" calcext:value-type="float">
            <text:p>-0.037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2]" office:value-type="float" office:value="0.165332" calcext:value-type="float">
            <text:p>0.165332</text:p>
          </table:table-cell>
          <table:table-cell table:formula="of:=[$Input.B72]" office:value-type="float" office:value="-0.037456" calcext:value-type="float">
            <text:p>-0.037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3]" office:value-type="float" office:value="0.18841" calcext:value-type="float">
            <text:p>0.18841</text:p>
          </table:table-cell>
          <table:table-cell table:formula="of:=[$Input.B73]" office:value-type="float" office:value="-0.037089" calcext:value-type="float">
            <text:p>-0.037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4]" office:value-type="float" office:value="0.212604" calcext:value-type="float">
            <text:p>0.212604</text:p>
          </table:table-cell>
          <table:table-cell table:formula="of:=[$Input.B74]" office:value-type="float" office:value="-0.036415" calcext:value-type="float">
            <text:p>-0.036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5]" office:value-type="float" office:value="0.237832" calcext:value-type="float">
            <text:p>0.237832</text:p>
          </table:table-cell>
          <table:table-cell table:formula="of:=[$Input.B75]" office:value-type="float" office:value="-0.035481" calcext:value-type="float">
            <text:p>-0.035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6]" office:value-type="float" office:value="0.26401" calcext:value-type="float">
            <text:p>0.26401</text:p>
          </table:table-cell>
          <table:table-cell table:formula="of:=[$Input.B76]" office:value-type="float" office:value="-0.034339" calcext:value-type="float">
            <text:p>-0.034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7]" office:value-type="float" office:value="0.291053" calcext:value-type="float">
            <text:p>0.291053</text:p>
          </table:table-cell>
          <table:table-cell table:formula="of:=[$Input.B77]" office:value-type="float" office:value="-0.033042" calcext:value-type="float">
            <text:p>-0.03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8]" office:value-type="float" office:value="0.318875" calcext:value-type="float">
            <text:p>0.318875</text:p>
          </table:table-cell>
          <table:table-cell table:formula="of:=[$Input.B78]" office:value-type="float" office:value="-0.031644" calcext:value-type="float">
            <text:p>-0.03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9]" office:value-type="float" office:value="0.347385" calcext:value-type="float">
            <text:p>0.347385</text:p>
          </table:table-cell>
          <table:table-cell table:formula="of:=[$Input.B79]" office:value-type="float" office:value="-0.0302" calcext:value-type="float">
            <text:p>-0.0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0]" office:value-type="float" office:value="0.37649" calcext:value-type="float">
            <text:p>0.37649</text:p>
          </table:table-cell>
          <table:table-cell table:formula="of:=[$Input.B80]" office:value-type="float" office:value="-0.028765" calcext:value-type="float">
            <text:p>-0.028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1]" office:value-type="float" office:value="0.406215" calcext:value-type="float">
            <text:p>0.406215</text:p>
          </table:table-cell>
          <table:table-cell table:formula="of:=[$Input.B81]" office:value-type="float" office:value="-0.027385" calcext:value-type="float">
            <text:p>-0.027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2]" office:value-type="float" office:value="0.436788" calcext:value-type="float">
            <text:p>0.436788</text:p>
          </table:table-cell>
          <table:table-cell table:formula="of:=[$Input.B82]" office:value-type="float" office:value="-0.02594" calcext:value-type="float">
            <text:p>-0.02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3]" office:value-type="float" office:value="0.467631" calcext:value-type="float">
            <text:p>0.467631</text:p>
          </table:table-cell>
          <table:table-cell table:formula="of:=[$Input.B83]" office:value-type="float" office:value="-0.02439" calcext:value-type="float">
            <text:p>-0.0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4]" office:value-type="float" office:value="0.49863" calcext:value-type="float">
            <text:p>0.49863</text:p>
          </table:table-cell>
          <table:table-cell table:formula="of:=[$Input.B84]" office:value-type="float" office:value="-0.022768" calcext:value-type="float">
            <text:p>-0.02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5]" office:value-type="float" office:value="0.529667" calcext:value-type="float">
            <text:p>0.529667</text:p>
          </table:table-cell>
          <table:table-cell table:formula="of:=[$Input.B85]" office:value-type="float" office:value="-0.021106" calcext:value-type="float">
            <text:p>-0.021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6]" office:value-type="float" office:value="0.560624" calcext:value-type="float">
            <text:p>0.560624</text:p>
          </table:table-cell>
          <table:table-cell table:formula="of:=[$Input.B86]" office:value-type="float" office:value="-0.019434" calcext:value-type="float">
            <text:p>-0.019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7]" office:value-type="float" office:value="0.591383" calcext:value-type="float">
            <text:p>0.591383</text:p>
          </table:table-cell>
          <table:table-cell table:formula="of:=[$Input.B87]" office:value-type="float" office:value="-0.017776" calcext:value-type="float">
            <text:p>-0.017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8]" office:value-type="float" office:value="0.621824" calcext:value-type="float">
            <text:p>0.621824</text:p>
          </table:table-cell>
          <table:table-cell table:formula="of:=[$Input.B88]" office:value-type="float" office:value="-0.016155" calcext:value-type="float">
            <text:p>-0.016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9]" office:value-type="float" office:value="0.651828" calcext:value-type="float">
            <text:p>0.651828</text:p>
          </table:table-cell>
          <table:table-cell table:formula="of:=[$Input.B89]" office:value-type="float" office:value="-0.014589" calcext:value-type="float">
            <text:p>-0.014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0]" office:value-type="float" office:value="0.681277" calcext:value-type="float">
            <text:p>0.681277</text:p>
          </table:table-cell>
          <table:table-cell table:formula="of:=[$Input.B90]" office:value-type="float" office:value="-0.01309" calcext:value-type="float">
            <text:p>-0.01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1]" office:value-type="float" office:value="0.710053" calcext:value-type="float">
            <text:p>0.710053</text:p>
          </table:table-cell>
          <table:table-cell table:formula="of:=[$Input.B91]" office:value-type="float" office:value="-0.011669" calcext:value-type="float">
            <text:p>-0.01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2]" office:value-type="float" office:value="0.738042" calcext:value-type="float">
            <text:p>0.738042</text:p>
          </table:table-cell>
          <table:table-cell table:formula="of:=[$Input.B92]" office:value-type="float" office:value="-0.010332" calcext:value-type="float">
            <text:p>-0.010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3]" office:value-type="float" office:value="0.76513" calcext:value-type="float">
            <text:p>0.76513</text:p>
          </table:table-cell>
          <table:table-cell table:formula="of:=[$Input.B93]" office:value-type="float" office:value="-0.009085" calcext:value-type="float">
            <text:p>-0.00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4]" office:value-type="float" office:value="0.791206" calcext:value-type="float">
            <text:p>0.791206</text:p>
          </table:table-cell>
          <table:table-cell table:formula="of:=[$Input.B94]" office:value-type="float" office:value="-0.007927" calcext:value-type="float">
            <text:p>-0.00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5]" office:value-type="float" office:value="0.816164" calcext:value-type="float">
            <text:p>0.816164</text:p>
          </table:table-cell>
          <table:table-cell table:formula="of:=[$Input.B95]" office:value-type="float" office:value="-0.006859" calcext:value-type="float">
            <text:p>-0.006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6]" office:value-type="float" office:value="0.839901" calcext:value-type="float">
            <text:p>0.839901</text:p>
          </table:table-cell>
          <table:table-cell table:formula="of:=[$Input.B96]" office:value-type="float" office:value="-0.005879" calcext:value-type="float">
            <text:p>-0.005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7]" office:value-type="float" office:value="0.862316" calcext:value-type="float">
            <text:p>0.862316</text:p>
          </table:table-cell>
          <table:table-cell table:formula="of:=[$Input.B97]" office:value-type="float" office:value="-0.004983" calcext:value-type="float">
            <text:p>-0.004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8]" office:value-type="float" office:value="0.883315" calcext:value-type="float">
            <text:p>0.883315</text:p>
          </table:table-cell>
          <table:table-cell table:formula="of:=[$Input.B98]" office:value-type="float" office:value="-0.00417" calcext:value-type="float">
            <text:p>-0.00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9]" office:value-type="float" office:value="0.902809" calcext:value-type="float">
            <text:p>0.902809</text:p>
          </table:table-cell>
          <table:table-cell table:formula="of:=[$Input.B99]" office:value-type="float" office:value="-0.003435" calcext:value-type="float">
            <text:p>-0.003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0]" office:value-type="float" office:value="0.920716" calcext:value-type="float">
            <text:p>0.920716</text:p>
          </table:table-cell>
          <table:table-cell table:formula="of:=[$Input.B100]" office:value-type="float" office:value="-0.002777" calcext:value-type="float">
            <text:p>-0.002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1]" office:value-type="float" office:value="0.936956" calcext:value-type="float">
            <text:p>0.936956</text:p>
          </table:table-cell>
          <table:table-cell table:formula="of:=[$Input.B101]" office:value-type="float" office:value="-0.002191" calcext:value-type="float">
            <text:p>-0.00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2]" office:value-type="float" office:value="0.95146" calcext:value-type="float">
            <text:p>0.95146</text:p>
          </table:table-cell>
          <table:table-cell table:formula="of:=[$Input.B102]" office:value-type="float" office:value="-0.001676" calcext:value-type="float">
            <text:p>-0.00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3]" office:value-type="float" office:value="0.964163" calcext:value-type="float">
            <text:p>0.964163</text:p>
          </table:table-cell>
          <table:table-cell table:formula="of:=[$Input.B103]" office:value-type="float" office:value="-0.001232" calcext:value-type="float">
            <text:p>-0.00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4]" office:value-type="float" office:value="0.97501" calcext:value-type="float">
            <text:p>0.97501</text:p>
          </table:table-cell>
          <table:table-cell table:formula="of:=[$Input.B104]" office:value-type="float" office:value="-0.000856" calcext:value-type="float">
            <text:p>-0.00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5]" office:value-type="float" office:value="0.983952" calcext:value-type="float">
            <text:p>0.983952</text:p>
          </table:table-cell>
          <table:table-cell table:formula="of:=[$Input.B105]" office:value-type="float" office:value="-0.000548" calcext:value-type="float">
            <text:p>-0.00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6]" office:value-type="float" office:value="0.990949" calcext:value-type="float">
            <text:p>0.990949</text:p>
          </table:table-cell>
          <table:table-cell table:formula="of:=[$Input.B106]" office:value-type="float" office:value="-0.000308" calcext:value-type="float">
            <text:p>-0.000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7]" office:value-type="float" office:value="0.99597" calcext:value-type="float">
            <text:p>0.99597</text:p>
          </table:table-cell>
          <table:table-cell table:formula="of:=[$Input.B107]" office:value-type="float" office:value="-0.000137" calcext:value-type="float">
            <text:p>-0.00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8]" office:value-type="float" office:value="0.998991" calcext:value-type="float">
            <text:p>0.998991</text:p>
          </table:table-cell>
          <table:table-cell table:formula="of:=[$Input.B108]" office:value-type="float" office:value="-0.000034" calcext:value-type="float">
            <text:p>-0.000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3]" office:value-type="float" office:value="0.002247" calcext:value-type="float">
            <text:p>0.002247</text:p>
          </table:table-cell>
          <table:table-cell table:formula="of:=[.D283]" office:value-type="float" office:value="-0.006119" calcext:value-type="float">
            <text:p>-0.006119</text:p>
          </table:table-cell>
          <table:table-cell table:formula="of:=[.E2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4]" office:value-type="float" office:value="0.006409" calcext:value-type="float">
            <text:p>0.006409</text:p>
          </table:table-cell>
          <table:table-cell table:formula="of:=[.D284]" office:value-type="float" office:value="-0.011672" calcext:value-type="float">
            <text:p>-0.011672</text:p>
          </table:table-cell>
          <table:table-cell table:formula="of:=[.E33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5]" office:value-type="float" office:value="0.012457" calcext:value-type="float">
            <text:p>0.012457</text:p>
          </table:table-cell>
          <table:table-cell table:formula="of:=[.D285]" office:value-type="float" office:value="-0.016658" calcext:value-type="float">
            <text:p>-0.016658</text:p>
          </table:table-cell>
          <table:table-cell table:formula="of:=[.E33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6]" office:value-type="float" office:value="0.020351" calcext:value-type="float">
            <text:p>0.020351</text:p>
          </table:table-cell>
          <table:table-cell table:formula="of:=[.D286]" office:value-type="float" office:value="-0.021081" calcext:value-type="float">
            <text:p>-0.021081</text:p>
          </table:table-cell>
          <table:table-cell table:formula="of:=[.E3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7]" office:value-type="float" office:value="0.030046" calcext:value-type="float">
            <text:p>0.030046</text:p>
          </table:table-cell>
          <table:table-cell table:formula="of:=[.D287]" office:value-type="float" office:value="-0.024945" calcext:value-type="float">
            <text:p>-0.024945</text:p>
          </table:table-cell>
          <table:table-cell table:formula="of:=[.E34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8]" office:value-type="float" office:value="0.041493" calcext:value-type="float">
            <text:p>0.041493</text:p>
          </table:table-cell>
          <table:table-cell table:formula="of:=[.D288]" office:value-type="float" office:value="-0.02826" calcext:value-type="float">
            <text:p>-0.02826</text:p>
          </table:table-cell>
          <table:table-cell table:formula="of:=[.E34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9]" office:value-type="float" office:value="0.054633" calcext:value-type="float">
            <text:p>0.054633</text:p>
          </table:table-cell>
          <table:table-cell table:formula="of:=[.D289]" office:value-type="float" office:value="-0.031036" calcext:value-type="float">
            <text:p>-0.031036</text:p>
          </table:table-cell>
          <table:table-cell table:formula="of:=[.E34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0]" office:value-type="float" office:value="0.069404" calcext:value-type="float">
            <text:p>0.069404</text:p>
          </table:table-cell>
          <table:table-cell table:formula="of:=[.D290]" office:value-type="float" office:value="-0.033287" calcext:value-type="float">
            <text:p>-0.033287</text:p>
          </table:table-cell>
          <table:table-cell table:formula="of:=[.E34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1]" office:value-type="float" office:value="0.085743" calcext:value-type="float">
            <text:p>0.085743</text:p>
          </table:table-cell>
          <table:table-cell table:formula="of:=[.D291]" office:value-type="float" office:value="-0.035032" calcext:value-type="float">
            <text:p>-0.035032</text:p>
          </table:table-cell>
          <table:table-cell table:formula="of:=[.E34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2]" office:value-type="float" office:value="0.103578" calcext:value-type="float">
            <text:p>0.103578</text:p>
          </table:table-cell>
          <table:table-cell table:formula="of:=[.D292]" office:value-type="float" office:value="-0.036293" calcext:value-type="float">
            <text:p>-0.036293</text:p>
          </table:table-cell>
          <table:table-cell table:formula="of:=[.E34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3]" office:value-type="float" office:value="0.122838" calcext:value-type="float">
            <text:p>0.122838</text:p>
          </table:table-cell>
          <table:table-cell table:formula="of:=[.D293]" office:value-type="float" office:value="-0.037096" calcext:value-type="float">
            <text:p>-0.037096</text:p>
          </table:table-cell>
          <table:table-cell table:formula="of:=[.E34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4]" office:value-type="float" office:value="0.143448" calcext:value-type="float">
            <text:p>0.143448</text:p>
          </table:table-cell>
          <table:table-cell table:formula="of:=[.D294]" office:value-type="float" office:value="-0.037472" calcext:value-type="float">
            <text:p>-0.037472</text:p>
          </table:table-cell>
          <table:table-cell table:formula="of:=[.E34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5]" office:value-type="float" office:value="0.165332" calcext:value-type="float">
            <text:p>0.165332</text:p>
          </table:table-cell>
          <table:table-cell table:formula="of:=[.D295]" office:value-type="float" office:value="-0.037456" calcext:value-type="float">
            <text:p>-0.037456</text:p>
          </table:table-cell>
          <table:table-cell table:formula="of:=[.E34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6]" office:value-type="float" office:value="0.18841" calcext:value-type="float">
            <text:p>0.18841</text:p>
          </table:table-cell>
          <table:table-cell table:formula="of:=[.D296]" office:value-type="float" office:value="-0.037089" calcext:value-type="float">
            <text:p>-0.037089</text:p>
          </table:table-cell>
          <table:table-cell table:formula="of:=[.E34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7]" office:value-type="float" office:value="0.212604" calcext:value-type="float">
            <text:p>0.212604</text:p>
          </table:table-cell>
          <table:table-cell table:formula="of:=[.D297]" office:value-type="float" office:value="-0.036415" calcext:value-type="float">
            <text:p>-0.036415</text:p>
          </table:table-cell>
          <table:table-cell table:formula="of:=[.E35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8]" office:value-type="float" office:value="0.237832" calcext:value-type="float">
            <text:p>0.237832</text:p>
          </table:table-cell>
          <table:table-cell table:formula="of:=[.D298]" office:value-type="float" office:value="-0.035481" calcext:value-type="float">
            <text:p>-0.035481</text:p>
          </table:table-cell>
          <table:table-cell table:formula="of:=[.E35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9]" office:value-type="float" office:value="0.26401" calcext:value-type="float">
            <text:p>0.26401</text:p>
          </table:table-cell>
          <table:table-cell table:formula="of:=[.D299]" office:value-type="float" office:value="-0.034339" calcext:value-type="float">
            <text:p>-0.034339</text:p>
          </table:table-cell>
          <table:table-cell table:formula="of:=[.E35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0]" office:value-type="float" office:value="0.291053" calcext:value-type="float">
            <text:p>0.291053</text:p>
          </table:table-cell>
          <table:table-cell table:formula="of:=[.D300]" office:value-type="float" office:value="-0.033042" calcext:value-type="float">
            <text:p>-0.033042</text:p>
          </table:table-cell>
          <table:table-cell table:formula="of:=[.E35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1]" office:value-type="float" office:value="0.318875" calcext:value-type="float">
            <text:p>0.318875</text:p>
          </table:table-cell>
          <table:table-cell table:formula="of:=[.D301]" office:value-type="float" office:value="-0.031644" calcext:value-type="float">
            <text:p>-0.031644</text:p>
          </table:table-cell>
          <table:table-cell table:formula="of:=[.E35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2]" office:value-type="float" office:value="0.347385" calcext:value-type="float">
            <text:p>0.347385</text:p>
          </table:table-cell>
          <table:table-cell table:formula="of:=[.D302]" office:value-type="float" office:value="-0.0302" calcext:value-type="float">
            <text:p>-0.0302</text:p>
          </table:table-cell>
          <table:table-cell table:formula="of:=[.E35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3]" office:value-type="float" office:value="0.37649" calcext:value-type="float">
            <text:p>0.37649</text:p>
          </table:table-cell>
          <table:table-cell table:formula="of:=[.D303]" office:value-type="float" office:value="-0.028765" calcext:value-type="float">
            <text:p>-0.028765</text:p>
          </table:table-cell>
          <table:table-cell table:formula="of:=[.E35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4]" office:value-type="float" office:value="0.406215" calcext:value-type="float">
            <text:p>0.406215</text:p>
          </table:table-cell>
          <table:table-cell table:formula="of:=[.D304]" office:value-type="float" office:value="-0.027385" calcext:value-type="float">
            <text:p>-0.027385</text:p>
          </table:table-cell>
          <table:table-cell table:formula="of:=[.E35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5]" office:value-type="float" office:value="0.436788" calcext:value-type="float">
            <text:p>0.436788</text:p>
          </table:table-cell>
          <table:table-cell table:formula="of:=[.D305]" office:value-type="float" office:value="-0.02594" calcext:value-type="float">
            <text:p>-0.02594</text:p>
          </table:table-cell>
          <table:table-cell table:formula="of:=[.E35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6]" office:value-type="float" office:value="0.467631" calcext:value-type="float">
            <text:p>0.467631</text:p>
          </table:table-cell>
          <table:table-cell table:formula="of:=[.D306]" office:value-type="float" office:value="-0.02439" calcext:value-type="float">
            <text:p>-0.02439</text:p>
          </table:table-cell>
          <table:table-cell table:formula="of:=[.E35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7]" office:value-type="float" office:value="0.49863" calcext:value-type="float">
            <text:p>0.49863</text:p>
          </table:table-cell>
          <table:table-cell table:formula="of:=[.D307]" office:value-type="float" office:value="-0.022768" calcext:value-type="float">
            <text:p>-0.022768</text:p>
          </table:table-cell>
          <table:table-cell table:formula="of:=[.E36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8]" office:value-type="float" office:value="0.529667" calcext:value-type="float">
            <text:p>0.529667</text:p>
          </table:table-cell>
          <table:table-cell table:formula="of:=[.D308]" office:value-type="float" office:value="-0.021106" calcext:value-type="float">
            <text:p>-0.021106</text:p>
          </table:table-cell>
          <table:table-cell table:formula="of:=[.E36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9]" office:value-type="float" office:value="0.560624" calcext:value-type="float">
            <text:p>0.560624</text:p>
          </table:table-cell>
          <table:table-cell table:formula="of:=[.D309]" office:value-type="float" office:value="-0.019434" calcext:value-type="float">
            <text:p>-0.019434</text:p>
          </table:table-cell>
          <table:table-cell table:formula="of:=[.E36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0]" office:value-type="float" office:value="0.591383" calcext:value-type="float">
            <text:p>0.591383</text:p>
          </table:table-cell>
          <table:table-cell table:formula="of:=[.D310]" office:value-type="float" office:value="-0.017776" calcext:value-type="float">
            <text:p>-0.017776</text:p>
          </table:table-cell>
          <table:table-cell table:formula="of:=[.E36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1]" office:value-type="float" office:value="0.621824" calcext:value-type="float">
            <text:p>0.621824</text:p>
          </table:table-cell>
          <table:table-cell table:formula="of:=[.D311]" office:value-type="float" office:value="-0.016155" calcext:value-type="float">
            <text:p>-0.016155</text:p>
          </table:table-cell>
          <table:table-cell table:formula="of:=[.E36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2]" office:value-type="float" office:value="0.651828" calcext:value-type="float">
            <text:p>0.651828</text:p>
          </table:table-cell>
          <table:table-cell table:formula="of:=[.D312]" office:value-type="float" office:value="-0.014589" calcext:value-type="float">
            <text:p>-0.014589</text:p>
          </table:table-cell>
          <table:table-cell table:formula="of:=[.E36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3]" office:value-type="float" office:value="0.681277" calcext:value-type="float">
            <text:p>0.681277</text:p>
          </table:table-cell>
          <table:table-cell table:formula="of:=[.D313]" office:value-type="float" office:value="-0.01309" calcext:value-type="float">
            <text:p>-0.01309</text:p>
          </table:table-cell>
          <table:table-cell table:formula="of:=[.E36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4]" office:value-type="float" office:value="0.710053" calcext:value-type="float">
            <text:p>0.710053</text:p>
          </table:table-cell>
          <table:table-cell table:formula="of:=[.D314]" office:value-type="float" office:value="-0.011669" calcext:value-type="float">
            <text:p>-0.011669</text:p>
          </table:table-cell>
          <table:table-cell table:formula="of:=[.E36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5]" office:value-type="float" office:value="0.738042" calcext:value-type="float">
            <text:p>0.738042</text:p>
          </table:table-cell>
          <table:table-cell table:formula="of:=[.D315]" office:value-type="float" office:value="-0.010332" calcext:value-type="float">
            <text:p>-0.010332</text:p>
          </table:table-cell>
          <table:table-cell table:formula="of:=[.E36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6]" office:value-type="float" office:value="0.76513" calcext:value-type="float">
            <text:p>0.76513</text:p>
          </table:table-cell>
          <table:table-cell table:formula="of:=[.D316]" office:value-type="float" office:value="-0.009085" calcext:value-type="float">
            <text:p>-0.009085</text:p>
          </table:table-cell>
          <table:table-cell table:formula="of:=[.E36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7]" office:value-type="float" office:value="0.791206" calcext:value-type="float">
            <text:p>0.791206</text:p>
          </table:table-cell>
          <table:table-cell table:formula="of:=[.D317]" office:value-type="float" office:value="-0.007927" calcext:value-type="float">
            <text:p>-0.007927</text:p>
          </table:table-cell>
          <table:table-cell table:formula="of:=[.E37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8]" office:value-type="float" office:value="0.816164" calcext:value-type="float">
            <text:p>0.816164</text:p>
          </table:table-cell>
          <table:table-cell table:formula="of:=[.D318]" office:value-type="float" office:value="-0.006859" calcext:value-type="float">
            <text:p>-0.006859</text:p>
          </table:table-cell>
          <table:table-cell table:formula="of:=[.E37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9]" office:value-type="float" office:value="0.839901" calcext:value-type="float">
            <text:p>0.839901</text:p>
          </table:table-cell>
          <table:table-cell table:formula="of:=[.D319]" office:value-type="float" office:value="-0.005879" calcext:value-type="float">
            <text:p>-0.005879</text:p>
          </table:table-cell>
          <table:table-cell table:formula="of:=[.E37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0]" office:value-type="float" office:value="0.862316" calcext:value-type="float">
            <text:p>0.862316</text:p>
          </table:table-cell>
          <table:table-cell table:formula="of:=[.D320]" office:value-type="float" office:value="-0.004983" calcext:value-type="float">
            <text:p>-0.004983</text:p>
          </table:table-cell>
          <table:table-cell table:formula="of:=[.E37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1]" office:value-type="float" office:value="0.883315" calcext:value-type="float">
            <text:p>0.883315</text:p>
          </table:table-cell>
          <table:table-cell table:formula="of:=[.D321]" office:value-type="float" office:value="-0.00417" calcext:value-type="float">
            <text:p>-0.00417</text:p>
          </table:table-cell>
          <table:table-cell table:formula="of:=[.E3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2]" office:value-type="float" office:value="0.902809" calcext:value-type="float">
            <text:p>0.902809</text:p>
          </table:table-cell>
          <table:table-cell table:formula="of:=[.D322]" office:value-type="float" office:value="-0.003435" calcext:value-type="float">
            <text:p>-0.003435</text:p>
          </table:table-cell>
          <table:table-cell table:formula="of:=[.E37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3]" office:value-type="float" office:value="0.920716" calcext:value-type="float">
            <text:p>0.920716</text:p>
          </table:table-cell>
          <table:table-cell table:formula="of:=[.D323]" office:value-type="float" office:value="-0.002777" calcext:value-type="float">
            <text:p>-0.002777</text:p>
          </table:table-cell>
          <table:table-cell table:formula="of:=[.E37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4]" office:value-type="float" office:value="0.936956" calcext:value-type="float">
            <text:p>0.936956</text:p>
          </table:table-cell>
          <table:table-cell table:formula="of:=[.D324]" office:value-type="float" office:value="-0.002191" calcext:value-type="float">
            <text:p>-0.002191</text:p>
          </table:table-cell>
          <table:table-cell table:formula="of:=[.E37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5]" office:value-type="float" office:value="0.95146" calcext:value-type="float">
            <text:p>0.95146</text:p>
          </table:table-cell>
          <table:table-cell table:formula="of:=[.D325]" office:value-type="float" office:value="-0.001676" calcext:value-type="float">
            <text:p>-0.001676</text:p>
          </table:table-cell>
          <table:table-cell table:formula="of:=[.E37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6]" office:value-type="float" office:value="0.964163" calcext:value-type="float">
            <text:p>0.964163</text:p>
          </table:table-cell>
          <table:table-cell table:formula="of:=[.D326]" office:value-type="float" office:value="-0.001232" calcext:value-type="float">
            <text:p>-0.001232</text:p>
          </table:table-cell>
          <table:table-cell table:formula="of:=[.E37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7]" office:value-type="float" office:value="0.97501" calcext:value-type="float">
            <text:p>0.97501</text:p>
          </table:table-cell>
          <table:table-cell table:formula="of:=[.D327]" office:value-type="float" office:value="-0.000856" calcext:value-type="float">
            <text:p>-0.000856</text:p>
          </table:table-cell>
          <table:table-cell table:formula="of:=[.E38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8]" office:value-type="float" office:value="0.983952" calcext:value-type="float">
            <text:p>0.983952</text:p>
          </table:table-cell>
          <table:table-cell table:formula="of:=[.D328]" office:value-type="float" office:value="-0.000548" calcext:value-type="float">
            <text:p>-0.000548</text:p>
          </table:table-cell>
          <table:table-cell table:formula="of:=[.E38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9]" office:value-type="float" office:value="0.990949" calcext:value-type="float">
            <text:p>0.990949</text:p>
          </table:table-cell>
          <table:table-cell table:formula="of:=[.D329]" office:value-type="float" office:value="-0.000308" calcext:value-type="float">
            <text:p>-0.000308</text:p>
          </table:table-cell>
          <table:table-cell table:formula="of:=[.E38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0]" office:value-type="float" office:value="0.99597" calcext:value-type="float">
            <text:p>0.99597</text:p>
          </table:table-cell>
          <table:table-cell table:formula="of:=[.D330]" office:value-type="float" office:value="-0.000137" calcext:value-type="float">
            <text:p>-0.000137</text:p>
          </table:table-cell>
          <table:table-cell table:formula="of:=[.E38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1]" office:value-type="float" office:value="0.998991" calcext:value-type="float">
            <text:p>0.998991</text:p>
          </table:table-cell>
          <table:table-cell table:formula="of:=[.D331]" office:value-type="float" office:value="-0.000034" calcext:value-type="float">
            <text:p>-0.000034</text:p>
          </table:table-cell>
          <table:table-cell table:formula="of:=[.E38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fault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name frontAndBack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type empt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et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9 2 6 11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2 3 7 6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3 12 13 7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2 15 14 13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let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8 9 10 11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5 8 10 14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lls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wall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0 1 5 4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0 4 17 16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face1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 8 10 5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2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6 17 10 8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mergePatch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( interface1 interface2 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************************************************************************* //</text:p>
          </table:table-cell>
          <table:table-cell table:number-columns-repeated="1023"/>
        </table:table-row>
        <table:table-row table:style-name="ro1" table:visibility="collapse" table:number-rows-repeated="104811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10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839" calcext:value-type="float">
            <text:p>0.0005839</text:p>
          </table:table-cell>
          <table:table-cell office:value-type="float" office:value="0.0042603" calcext:value-type="float">
            <text:p>0.0042603</text:p>
          </table:table-cell>
        </table:table-row>
        <table:table-row table:style-name="ro1">
          <table:table-cell office:value-type="float" office:value="0.0023342" calcext:value-type="float">
            <text:p>0.0023342</text:p>
          </table:table-cell>
          <table:table-cell office:value-type="float" office:value="0.0084289" calcext:value-type="float">
            <text:p>0.0084289</text:p>
          </table:table-cell>
        </table:table-row>
        <table:table-row table:style-name="ro1">
          <table:table-cell office:value-type="float" office:value="0.0052468" calcext:value-type="float">
            <text:p>0.0052468</text:p>
          </table:table-cell>
          <table:table-cell office:value-type="float" office:value="0.0125011" calcext:value-type="float">
            <text:p>0.0125011</text:p>
          </table:table-cell>
        </table:table-row>
        <table:table-row table:style-name="ro1">
          <table:table-cell office:value-type="float" office:value="0.0093149" calcext:value-type="float">
            <text:p>0.0093149</text:p>
          </table:table-cell>
          <table:table-cell office:value-type="float" office:value="0.0164706" calcext:value-type="float">
            <text:p>0.0164706</text:p>
          </table:table-cell>
        </table:table-row>
        <table:table-row table:style-name="ro1">
          <table:table-cell office:value-type="float" office:value="0.0145291" calcext:value-type="float">
            <text:p>0.0145291</text:p>
          </table:table-cell>
          <table:table-cell office:value-type="float" office:value="0.02033" calcext:value-type="float">
            <text:p>0.02033</text:p>
          </table:table-cell>
        </table:table-row>
        <table:table-row table:style-name="ro1">
          <table:table-cell office:value-type="float" office:value="0.0208771" calcext:value-type="float">
            <text:p>0.0208771</text:p>
          </table:table-cell>
          <table:table-cell office:value-type="float" office:value="0.0240706" calcext:value-type="float">
            <text:p>0.0240706</text:p>
          </table:table-cell>
        </table:table-row>
        <table:table-row table:style-name="ro1">
          <table:table-cell office:value-type="float" office:value="0.0283441" calcext:value-type="float">
            <text:p>0.0283441</text:p>
          </table:table-cell>
          <table:table-cell office:value-type="float" office:value="0.0276827" calcext:value-type="float">
            <text:p>0.0276827</text:p>
          </table:table-cell>
        </table:table-row>
        <table:table-row table:style-name="ro1">
          <table:table-cell office:value-type="float" office:value="0.0369127" calcext:value-type="float">
            <text:p>0.0369127</text:p>
          </table:table-cell>
          <table:table-cell office:value-type="float" office:value="0.0311559" calcext:value-type="float">
            <text:p>0.0311559</text:p>
          </table:table-cell>
        </table:table-row>
        <table:table-row table:style-name="ro1">
          <table:table-cell office:value-type="float" office:value="0.0465628" calcext:value-type="float">
            <text:p>0.0465628</text:p>
          </table:table-cell>
          <table:table-cell office:value-type="float" office:value="0.0344792" calcext:value-type="float">
            <text:p>0.0344792</text:p>
          </table:table-cell>
        </table:table-row>
        <table:table-row table:style-name="ro1">
          <table:table-cell office:value-type="float" office:value="0.057272" calcext:value-type="float">
            <text:p>0.057272</text:p>
          </table:table-cell>
          <table:table-cell office:value-type="float" office:value="0.0376414" calcext:value-type="float">
            <text:p>0.0376414</text:p>
          </table:table-cell>
        </table:table-row>
        <table:table-row table:style-name="ro1">
          <table:table-cell office:value-type="float" office:value="0.0690152" calcext:value-type="float">
            <text:p>0.0690152</text:p>
          </table:table-cell>
          <table:table-cell office:value-type="float" office:value="0.040631" calcext:value-type="float">
            <text:p>0.040631</text:p>
          </table:table-cell>
        </table:table-row>
        <table:table-row table:style-name="ro1">
          <table:table-cell office:value-type="float" office:value="0.0817649" calcext:value-type="float">
            <text:p>0.0817649</text:p>
          </table:table-cell>
          <table:table-cell office:value-type="float" office:value="0.0434371" calcext:value-type="float">
            <text:p>0.0434371</text:p>
          </table:table-cell>
        </table:table-row>
        <table:table-row table:style-name="ro1">
          <table:table-cell office:value-type="float" office:value="0.0954915" calcext:value-type="float">
            <text:p>0.0954915</text:p>
          </table:table-cell>
          <table:table-cell office:value-type="float" office:value="0.0460489" calcext:value-type="float">
            <text:p>0.0460489</text:p>
          </table:table-cell>
        </table:table-row>
        <table:table-row table:style-name="ro1">
          <table:table-cell office:value-type="float" office:value="0.1101628" calcext:value-type="float">
            <text:p>0.1101628</text:p>
          </table:table-cell>
          <table:table-cell office:value-type="float" office:value="0.0484567" calcext:value-type="float">
            <text:p>0.0484567</text:p>
          </table:table-cell>
        </table:table-row>
        <table:table-row table:style-name="ro1">
          <table:table-cell office:value-type="float" office:value="0.1257446" calcext:value-type="float">
            <text:p>0.1257446</text:p>
          </table:table-cell>
          <table:table-cell office:value-type="float" office:value="0.0506513" calcext:value-type="float">
            <text:p>0.0506513</text:p>
          </table:table-cell>
        </table:table-row>
        <table:table-row table:style-name="ro1">
          <table:table-cell office:value-type="float" office:value="0.1422005" calcext:value-type="float">
            <text:p>0.1422005</text:p>
          </table:table-cell>
          <table:table-cell office:value-type="float" office:value="0.0526251" calcext:value-type="float">
            <text:p>0.0526251</text:p>
          </table:table-cell>
        </table:table-row>
        <table:table-row table:style-name="ro1">
          <table:table-cell office:value-type="float" office:value="0.1594921" calcext:value-type="float">
            <text:p>0.1594921</text:p>
          </table:table-cell>
          <table:table-cell office:value-type="float" office:value="0.0543715" calcext:value-type="float">
            <text:p>0.0543715</text:p>
          </table:table-cell>
        </table:table-row>
        <table:table-row table:style-name="ro1">
          <table:table-cell office:value-type="float" office:value="0.1775789" calcext:value-type="float">
            <text:p>0.1775789</text:p>
          </table:table-cell>
          <table:table-cell office:value-type="float" office:value="0.0558856" calcext:value-type="float">
            <text:p>0.0558856</text:p>
          </table:table-cell>
        </table:table-row>
        <table:table-row table:style-name="ro1">
          <table:table-cell office:value-type="float" office:value="0.1964187" calcext:value-type="float">
            <text:p>0.1964187</text:p>
          </table:table-cell>
          <table:table-cell office:value-type="float" office:value="0.057164" calcext:value-type="float">
            <text:p>0.057164</text:p>
          </table:table-cell>
        </table:table-row>
        <table:table-row table:style-name="ro1">
          <table:table-cell office:value-type="float" office:value="0.2159676" calcext:value-type="float">
            <text:p>0.2159676</text:p>
          </table:table-cell>
          <table:table-cell office:value-type="float" office:value="0.0582048" calcext:value-type="float">
            <text:p>0.0582048</text:p>
          </table:table-cell>
        </table:table-row>
        <table:table-row table:style-name="ro1">
          <table:table-cell office:value-type="float" office:value="0.2361799" calcext:value-type="float">
            <text:p>0.2361799</text:p>
          </table:table-cell>
          <table:table-cell office:value-type="float" office:value="0.0590081" calcext:value-type="float">
            <text:p>0.0590081</text:p>
          </table:table-cell>
        </table:table-row>
        <table:table-row table:style-name="ro1">
          <table:table-cell office:value-type="float" office:value="0.2570083" calcext:value-type="float">
            <text:p>0.2570083</text:p>
          </table:table-cell>
          <table:table-cell office:value-type="float" office:value="0.0595755" calcext:value-type="float">
            <text:p>0.0595755</text:p>
          </table:table-cell>
        </table:table-row>
        <table:table-row table:style-name="ro1">
          <table:table-cell office:value-type="float" office:value="0.2784042" calcext:value-type="float">
            <text:p>0.2784042</text:p>
          </table:table-cell>
          <table:table-cell office:value-type="float" office:value="0.0599102" calcext:value-type="float">
            <text:p>0.0599102</text:p>
          </table:table-cell>
        </table:table-row>
        <table:table-row table:style-name="ro1">
          <table:table-cell office:value-type="float" office:value="0.3003177" calcext:value-type="float">
            <text:p>0.3003177</text:p>
          </table:table-cell>
          <table:table-cell office:value-type="float" office:value="0.0600172" calcext:value-type="float">
            <text:p>0.0600172</text:p>
          </table:table-cell>
        </table:table-row>
        <table:table-row table:style-name="ro1">
          <table:table-cell office:value-type="float" office:value="0.3226976" calcext:value-type="float">
            <text:p>0.3226976</text:p>
          </table:table-cell>
          <table:table-cell office:value-type="float" office:value="0.0599028" calcext:value-type="float">
            <text:p>0.0599028</text:p>
          </table:table-cell>
        </table:table-row>
        <table:table-row table:style-name="ro1">
          <table:table-cell office:value-type="float" office:value="0.3454915" calcext:value-type="float">
            <text:p>0.3454915</text:p>
          </table:table-cell>
          <table:table-cell office:value-type="float" office:value="0.0595747" calcext:value-type="float">
            <text:p>0.0595747</text:p>
          </table:table-cell>
        </table:table-row>
        <table:table-row table:style-name="ro1">
          <table:table-cell office:value-type="float" office:value="0.3686463" calcext:value-type="float">
            <text:p>0.3686463</text:p>
          </table:table-cell>
          <table:table-cell office:value-type="float" office:value="0.0590419" calcext:value-type="float">
            <text:p>0.0590419</text:p>
          </table:table-cell>
        </table:table-row>
        <table:table-row table:style-name="ro1">
          <table:table-cell office:value-type="float" office:value="0.3921079" calcext:value-type="float">
            <text:p>0.3921079</text:p>
          </table:table-cell>
          <table:table-cell office:value-type="float" office:value="0.0583145" calcext:value-type="float">
            <text:p>0.0583145</text:p>
          </table:table-cell>
        </table:table-row>
        <table:table-row table:style-name="ro1">
          <table:table-cell office:value-type="float" office:value="0.4158215" calcext:value-type="float">
            <text:p>0.4158215</text:p>
          </table:table-cell>
          <table:table-cell office:value-type="float" office:value="0.0574033" calcext:value-type="float">
            <text:p>0.0574033</text:p>
          </table:table-cell>
        </table:table-row>
        <table:table-row table:style-name="ro1">
          <table:table-cell office:value-type="float" office:value="0.4397317" calcext:value-type="float">
            <text:p>0.4397317</text:p>
          </table:table-cell>
          <table:table-cell office:value-type="float" office:value="0.05632" calcext:value-type="float">
            <text:p>0.05632</text:p>
          </table:table-cell>
        </table:table-row>
        <table:table-row table:style-name="ro1">
          <table:table-cell office:value-type="float" office:value="0.4637826" calcext:value-type="float">
            <text:p>0.4637826</text:p>
          </table:table-cell>
          <table:table-cell office:value-type="float" office:value="0.0550769" calcext:value-type="float">
            <text:p>0.0550769</text:p>
          </table:table-cell>
        </table:table-row>
        <table:table-row table:style-name="ro1">
          <table:table-cell office:value-type="float" office:value="0.4879181" calcext:value-type="float">
            <text:p>0.4879181</text:p>
          </table:table-cell>
          <table:table-cell office:value-type="float" office:value="0.0536866" calcext:value-type="float">
            <text:p>0.0536866</text:p>
          </table:table-cell>
        </table:table-row>
        <table:table-row table:style-name="ro1">
          <table:table-cell office:value-type="float" office:value="0.5120819" calcext:value-type="float">
            <text:p>0.5120819</text:p>
          </table:table-cell>
          <table:table-cell office:value-type="float" office:value="0.052162" calcext:value-type="float">
            <text:p>0.052162</text:p>
          </table:table-cell>
        </table:table-row>
        <table:table-row table:style-name="ro1">
          <table:table-cell office:value-type="float" office:value="0.5362174" calcext:value-type="float">
            <text:p>0.5362174</text:p>
          </table:table-cell>
          <table:table-cell office:value-type="float" office:value="0.0505161" calcext:value-type="float">
            <text:p>0.0505161</text:p>
          </table:table-cell>
        </table:table-row>
        <table:table-row table:style-name="ro1">
          <table:table-cell office:value-type="float" office:value="0.5602683" calcext:value-type="float">
            <text:p>0.5602683</text:p>
          </table:table-cell>
          <table:table-cell office:value-type="float" office:value="0.0487619" calcext:value-type="float">
            <text:p>0.0487619</text:p>
          </table:table-cell>
        </table:table-row>
        <table:table-row table:style-name="ro1">
          <table:table-cell office:value-type="float" office:value="0.5841786" calcext:value-type="float">
            <text:p>0.5841786</text:p>
          </table:table-cell>
          <table:table-cell office:value-type="float" office:value="0.0469124" calcext:value-type="float">
            <text:p>0.0469124</text:p>
          </table:table-cell>
        </table:table-row>
        <table:table-row table:style-name="ro1">
          <table:table-cell office:value-type="float" office:value="0.6078921" calcext:value-type="float">
            <text:p>0.6078921</text:p>
          </table:table-cell>
          <table:table-cell office:value-type="float" office:value="0.0449802" calcext:value-type="float">
            <text:p>0.0449802</text:p>
          </table:table-cell>
        </table:table-row>
        <table:table-row table:style-name="ro1">
          <table:table-cell office:value-type="float" office:value="0.6313537" calcext:value-type="float">
            <text:p>0.6313537</text:p>
          </table:table-cell>
          <table:table-cell office:value-type="float" office:value="0.0429778" calcext:value-type="float">
            <text:p>0.0429778</text:p>
          </table:table-cell>
        </table:table-row>
        <table:table-row table:style-name="ro1">
          <table:table-cell office:value-type="float" office:value="0.6545085" calcext:value-type="float">
            <text:p>0.6545085</text:p>
          </table:table-cell>
          <table:table-cell office:value-type="float" office:value="0.0409174" calcext:value-type="float">
            <text:p>0.0409174</text:p>
          </table:table-cell>
        </table:table-row>
        <table:table-row table:style-name="ro1">
          <table:table-cell office:value-type="float" office:value="0.6773025" calcext:value-type="float">
            <text:p>0.6773025</text:p>
          </table:table-cell>
          <table:table-cell office:value-type="float" office:value="0.0388109" calcext:value-type="float">
            <text:p>0.0388109</text:p>
          </table:table-cell>
        </table:table-row>
        <table:table-row table:style-name="ro1">
          <table:table-cell office:value-type="float" office:value="0.6996823" calcext:value-type="float">
            <text:p>0.6996823</text:p>
          </table:table-cell>
          <table:table-cell office:value-type="float" office:value="0.03667" calcext:value-type="float">
            <text:p>0.03667</text:p>
          </table:table-cell>
        </table:table-row>
        <table:table-row table:style-name="ro1">
          <table:table-cell office:value-type="float" office:value="0.7215958" calcext:value-type="float">
            <text:p>0.7215958</text:p>
          </table:table-cell>
          <table:table-cell office:value-type="float" office:value="0.0345058" calcext:value-type="float">
            <text:p>0.0345058</text:p>
          </table:table-cell>
        </table:table-row>
        <table:table-row table:style-name="ro1">
          <table:table-cell office:value-type="float" office:value="0.7429917" calcext:value-type="float">
            <text:p>0.7429917</text:p>
          </table:table-cell>
          <table:table-cell office:value-type="float" office:value="0.0323294" calcext:value-type="float">
            <text:p>0.0323294</text:p>
          </table:table-cell>
        </table:table-row>
        <table:table-row table:style-name="ro1">
          <table:table-cell office:value-type="float" office:value="0.7638202" calcext:value-type="float">
            <text:p>0.7638202</text:p>
          </table:table-cell>
          <table:table-cell office:value-type="float" office:value="0.0301515" calcext:value-type="float">
            <text:p>0.0301515</text:p>
          </table:table-cell>
        </table:table-row>
        <table:table-row table:style-name="ro1">
          <table:table-cell office:value-type="float" office:value="0.7840324" calcext:value-type="float">
            <text:p>0.7840324</text:p>
          </table:table-cell>
          <table:table-cell office:value-type="float" office:value="0.0279828" calcext:value-type="float">
            <text:p>0.0279828</text:p>
          </table:table-cell>
        </table:table-row>
        <table:table-row table:style-name="ro1">
          <table:table-cell office:value-type="float" office:value="0.8035813" calcext:value-type="float">
            <text:p>0.8035813</text:p>
          </table:table-cell>
          <table:table-cell office:value-type="float" office:value="0.0258337" calcext:value-type="float">
            <text:p>0.0258337</text:p>
          </table:table-cell>
        </table:table-row>
        <table:table-row table:style-name="ro1">
          <table:table-cell office:value-type="float" office:value="0.8224211" calcext:value-type="float">
            <text:p>0.8224211</text:p>
          </table:table-cell>
          <table:table-cell office:value-type="float" office:value="0.0237142" calcext:value-type="float">
            <text:p>0.0237142</text:p>
          </table:table-cell>
        </table:table-row>
        <table:table-row table:style-name="ro1">
          <table:table-cell office:value-type="float" office:value="0.8405079" calcext:value-type="float">
            <text:p>0.8405079</text:p>
          </table:table-cell>
          <table:table-cell office:value-type="float" office:value="0.0216347" calcext:value-type="float">
            <text:p>0.0216347</text:p>
          </table:table-cell>
        </table:table-row>
        <table:table-row table:style-name="ro1">
          <table:table-cell office:value-type="float" office:value="0.8577995" calcext:value-type="float">
            <text:p>0.8577995</text:p>
          </table:table-cell>
          <table:table-cell office:value-type="float" office:value="0.0196051" calcext:value-type="float">
            <text:p>0.0196051</text:p>
          </table:table-cell>
        </table:table-row>
        <table:table-row table:style-name="ro1">
          <table:table-cell office:value-type="float" office:value="0.8742554" calcext:value-type="float">
            <text:p>0.8742554</text:p>
          </table:table-cell>
          <table:table-cell office:value-type="float" office:value="0.0176353" calcext:value-type="float">
            <text:p>0.0176353</text:p>
          </table:table-cell>
        </table:table-row>
        <table:table-row table:style-name="ro1">
          <table:table-cell office:value-type="float" office:value="0.8898372" calcext:value-type="float">
            <text:p>0.8898372</text:p>
          </table:table-cell>
          <table:table-cell office:value-type="float" office:value="0.0157351" calcext:value-type="float">
            <text:p>0.0157351</text:p>
          </table:table-cell>
        </table:table-row>
        <table:table-row table:style-name="ro1">
          <table:table-cell office:value-type="float" office:value="0.9045085" calcext:value-type="float">
            <text:p>0.9045085</text:p>
          </table:table-cell>
          <table:table-cell office:value-type="float" office:value="0.0139143" calcext:value-type="float">
            <text:p>0.0139143</text:p>
          </table:table-cell>
        </table:table-row>
        <table:table-row table:style-name="ro1">
          <table:table-cell office:value-type="float" office:value="0.9182351" calcext:value-type="float">
            <text:p>0.9182351</text:p>
          </table:table-cell>
          <table:table-cell office:value-type="float" office:value="0.0121823" calcext:value-type="float">
            <text:p>0.0121823</text:p>
          </table:table-cell>
        </table:table-row>
        <table:table-row table:style-name="ro1">
          <table:table-cell office:value-type="float" office:value="0.9309849" calcext:value-type="float">
            <text:p>0.9309849</text:p>
          </table:table-cell>
          <table:table-cell office:value-type="float" office:value="0.0105485" calcext:value-type="float">
            <text:p>0.0105485</text:p>
          </table:table-cell>
        </table:table-row>
        <table:table-row table:style-name="ro1">
          <table:table-cell office:value-type="float" office:value="0.942728" calcext:value-type="float">
            <text:p>0.942728</text:p>
          </table:table-cell>
          <table:table-cell office:value-type="float" office:value="0.0090217" calcext:value-type="float">
            <text:p>0.0090217</text:p>
          </table:table-cell>
        </table:table-row>
        <table:table-row table:style-name="ro1">
          <table:table-cell office:value-type="float" office:value="0.9534372" calcext:value-type="float">
            <text:p>0.9534372</text:p>
          </table:table-cell>
          <table:table-cell office:value-type="float" office:value="0.0076108" calcext:value-type="float">
            <text:p>0.0076108</text:p>
          </table:table-cell>
        </table:table-row>
        <table:table-row table:style-name="ro1">
          <table:table-cell office:value-type="float" office:value="0.9630873" calcext:value-type="float">
            <text:p>0.9630873</text:p>
          </table:table-cell>
          <table:table-cell office:value-type="float" office:value="0.0063238" calcext:value-type="float">
            <text:p>0.0063238</text:p>
          </table:table-cell>
        </table:table-row>
        <table:table-row table:style-name="ro1">
          <table:table-cell office:value-type="float" office:value="0.9716559" calcext:value-type="float">
            <text:p>0.9716559</text:p>
          </table:table-cell>
          <table:table-cell office:value-type="float" office:value="0.0051685" calcext:value-type="float">
            <text:p>0.0051685</text:p>
          </table:table-cell>
        </table:table-row>
        <table:table-row table:style-name="ro1">
          <table:table-cell office:value-type="float" office:value="0.9791229" calcext:value-type="float">
            <text:p>0.9791229</text:p>
          </table:table-cell>
          <table:table-cell office:value-type="float" office:value="0.0041519" calcext:value-type="float">
            <text:p>0.0041519</text:p>
          </table:table-cell>
        </table:table-row>
        <table:table-row table:style-name="ro1">
          <table:table-cell office:value-type="float" office:value="0.9854709" calcext:value-type="float">
            <text:p>0.9854709</text:p>
          </table:table-cell>
          <table:table-cell office:value-type="float" office:value="0.0032804" calcext:value-type="float">
            <text:p>0.0032804</text:p>
          </table:table-cell>
        </table:table-row>
        <table:table-row table:style-name="ro1">
          <table:table-cell office:value-type="float" office:value="0.990685" calcext:value-type="float">
            <text:p>0.990685</text:p>
          </table:table-cell>
          <table:table-cell office:value-type="float" office:value="0.0025595" calcext:value-type="float">
            <text:p>0.0025595</text:p>
          </table:table-cell>
        </table:table-row>
        <table:table-row table:style-name="ro1">
          <table:table-cell office:value-type="float" office:value="0.9947532" calcext:value-type="float">
            <text:p>0.9947532</text:p>
          </table:table-cell>
          <table:table-cell office:value-type="float" office:value="0.0019938" calcext:value-type="float">
            <text:p>0.0019938</text:p>
          </table:table-cell>
        </table:table-row>
        <table:table-row table:style-name="ro1">
          <table:table-cell office:value-type="float" office:value="0.9976658" calcext:value-type="float">
            <text:p>0.9976658</text:p>
          </table:table-cell>
          <table:table-cell office:value-type="float" office:value="0.001587" calcext:value-type="float">
            <text:p>0.001587</text:p>
          </table:table-cell>
        </table:table-row>
        <table:table-row table:style-name="ro1">
          <table:table-cell office:value-type="float" office:value="0.9994161" calcext:value-type="float">
            <text:p>0.9994161</text:p>
          </table:table-cell>
          <table:table-cell office:value-type="float" office:value="0.0013419" calcext:value-type="float">
            <text:p>0.0013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6" calcext:value-type="float">
            <text:p>0.001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26" calcext:value-type="float">
            <text:p>-0.00126</text:p>
          </table:table-cell>
        </table:table-row>
        <table:table-row table:style-name="ro1">
          <table:table-cell office:value-type="float" office:value="0.9994161" calcext:value-type="float">
            <text:p>0.9994161</text:p>
          </table:table-cell>
          <table:table-cell office:value-type="float" office:value="-0.0013419" calcext:value-type="float">
            <text:p>-0.0013419</text:p>
          </table:table-cell>
        </table:table-row>
        <table:table-row table:style-name="ro1">
          <table:table-cell office:value-type="float" office:value="0.9976658" calcext:value-type="float">
            <text:p>0.9976658</text:p>
          </table:table-cell>
          <table:table-cell office:value-type="float" office:value="-0.001587" calcext:value-type="float">
            <text:p>-0.001587</text:p>
          </table:table-cell>
        </table:table-row>
        <table:table-row table:style-name="ro1">
          <table:table-cell office:value-type="float" office:value="0.9947532" calcext:value-type="float">
            <text:p>0.9947532</text:p>
          </table:table-cell>
          <table:table-cell office:value-type="float" office:value="-0.0019938" calcext:value-type="float">
            <text:p>-0.0019938</text:p>
          </table:table-cell>
        </table:table-row>
        <table:table-row table:style-name="ro1">
          <table:table-cell office:value-type="float" office:value="0.990685" calcext:value-type="float">
            <text:p>0.990685</text:p>
          </table:table-cell>
          <table:table-cell office:value-type="float" office:value="-0.0025595" calcext:value-type="float">
            <text:p>-0.0025595</text:p>
          </table:table-cell>
        </table:table-row>
        <table:table-row table:style-name="ro1">
          <table:table-cell office:value-type="float" office:value="0.9854709" calcext:value-type="float">
            <text:p>0.9854709</text:p>
          </table:table-cell>
          <table:table-cell office:value-type="float" office:value="-0.0032804" calcext:value-type="float">
            <text:p>-0.0032804</text:p>
          </table:table-cell>
        </table:table-row>
        <table:table-row table:style-name="ro1">
          <table:table-cell office:value-type="float" office:value="0.9791229" calcext:value-type="float">
            <text:p>0.9791229</text:p>
          </table:table-cell>
          <table:table-cell office:value-type="float" office:value="-0.0041519" calcext:value-type="float">
            <text:p>-0.0041519</text:p>
          </table:table-cell>
        </table:table-row>
        <table:table-row table:style-name="ro1">
          <table:table-cell office:value-type="float" office:value="0.9716559" calcext:value-type="float">
            <text:p>0.9716559</text:p>
          </table:table-cell>
          <table:table-cell office:value-type="float" office:value="-0.0051685" calcext:value-type="float">
            <text:p>-0.0051685</text:p>
          </table:table-cell>
        </table:table-row>
        <table:table-row table:style-name="ro1">
          <table:table-cell office:value-type="float" office:value="0.9630873" calcext:value-type="float">
            <text:p>0.9630873</text:p>
          </table:table-cell>
          <table:table-cell office:value-type="float" office:value="-0.0063238" calcext:value-type="float">
            <text:p>-0.0063238</text:p>
          </table:table-cell>
        </table:table-row>
        <table:table-row table:style-name="ro1">
          <table:table-cell office:value-type="float" office:value="0.9534372" calcext:value-type="float">
            <text:p>0.9534372</text:p>
          </table:table-cell>
          <table:table-cell office:value-type="float" office:value="-0.0076108" calcext:value-type="float">
            <text:p>-0.0076108</text:p>
          </table:table-cell>
        </table:table-row>
        <table:table-row table:style-name="ro1">
          <table:table-cell office:value-type="float" office:value="0.942728" calcext:value-type="float">
            <text:p>0.942728</text:p>
          </table:table-cell>
          <table:table-cell office:value-type="float" office:value="-0.0090217" calcext:value-type="float">
            <text:p>-0.0090217</text:p>
          </table:table-cell>
        </table:table-row>
        <table:table-row table:style-name="ro1">
          <table:table-cell office:value-type="float" office:value="0.9309849" calcext:value-type="float">
            <text:p>0.9309849</text:p>
          </table:table-cell>
          <table:table-cell office:value-type="float" office:value="-0.0105485" calcext:value-type="float">
            <text:p>-0.0105485</text:p>
          </table:table-cell>
        </table:table-row>
        <table:table-row table:style-name="ro1">
          <table:table-cell office:value-type="float" office:value="0.9182351" calcext:value-type="float">
            <text:p>0.9182351</text:p>
          </table:table-cell>
          <table:table-cell office:value-type="float" office:value="-0.0121823" calcext:value-type="float">
            <text:p>-0.0121823</text:p>
          </table:table-cell>
        </table:table-row>
        <table:table-row table:style-name="ro1">
          <table:table-cell office:value-type="float" office:value="0.9045085" calcext:value-type="float">
            <text:p>0.9045085</text:p>
          </table:table-cell>
          <table:table-cell office:value-type="float" office:value="-0.0139143" calcext:value-type="float">
            <text:p>-0.0139143</text:p>
          </table:table-cell>
        </table:table-row>
        <table:table-row table:style-name="ro1">
          <table:table-cell office:value-type="float" office:value="0.8898372" calcext:value-type="float">
            <text:p>0.8898372</text:p>
          </table:table-cell>
          <table:table-cell office:value-type="float" office:value="-0.0157351" calcext:value-type="float">
            <text:p>-0.0157351</text:p>
          </table:table-cell>
        </table:table-row>
        <table:table-row table:style-name="ro1">
          <table:table-cell office:value-type="float" office:value="0.8742554" calcext:value-type="float">
            <text:p>0.8742554</text:p>
          </table:table-cell>
          <table:table-cell office:value-type="float" office:value="-0.0176353" calcext:value-type="float">
            <text:p>-0.0176353</text:p>
          </table:table-cell>
        </table:table-row>
        <table:table-row table:style-name="ro1">
          <table:table-cell office:value-type="float" office:value="0.8577995" calcext:value-type="float">
            <text:p>0.8577995</text:p>
          </table:table-cell>
          <table:table-cell office:value-type="float" office:value="-0.0196051" calcext:value-type="float">
            <text:p>-0.0196051</text:p>
          </table:table-cell>
        </table:table-row>
        <table:table-row table:style-name="ro1">
          <table:table-cell office:value-type="float" office:value="0.8405079" calcext:value-type="float">
            <text:p>0.8405079</text:p>
          </table:table-cell>
          <table:table-cell office:value-type="float" office:value="-0.0216347" calcext:value-type="float">
            <text:p>-0.0216347</text:p>
          </table:table-cell>
        </table:table-row>
        <table:table-row table:style-name="ro1">
          <table:table-cell office:value-type="float" office:value="0.8224211" calcext:value-type="float">
            <text:p>0.8224211</text:p>
          </table:table-cell>
          <table:table-cell office:value-type="float" office:value="-0.0237142" calcext:value-type="float">
            <text:p>-0.0237142</text:p>
          </table:table-cell>
        </table:table-row>
        <table:table-row table:style-name="ro1">
          <table:table-cell office:value-type="float" office:value="0.8035813" calcext:value-type="float">
            <text:p>0.8035813</text:p>
          </table:table-cell>
          <table:table-cell office:value-type="float" office:value="-0.0258337" calcext:value-type="float">
            <text:p>-0.0258337</text:p>
          </table:table-cell>
        </table:table-row>
        <table:table-row table:style-name="ro1">
          <table:table-cell office:value-type="float" office:value="0.7840324" calcext:value-type="float">
            <text:p>0.7840324</text:p>
          </table:table-cell>
          <table:table-cell office:value-type="float" office:value="-0.0279828" calcext:value-type="float">
            <text:p>-0.0279828</text:p>
          </table:table-cell>
        </table:table-row>
        <table:table-row table:style-name="ro1">
          <table:table-cell office:value-type="float" office:value="0.7638202" calcext:value-type="float">
            <text:p>0.7638202</text:p>
          </table:table-cell>
          <table:table-cell office:value-type="float" office:value="-0.0301515" calcext:value-type="float">
            <text:p>-0.0301515</text:p>
          </table:table-cell>
        </table:table-row>
        <table:table-row table:style-name="ro1">
          <table:table-cell office:value-type="float" office:value="0.7429917" calcext:value-type="float">
            <text:p>0.7429917</text:p>
          </table:table-cell>
          <table:table-cell office:value-type="float" office:value="-0.0323294" calcext:value-type="float">
            <text:p>-0.0323294</text:p>
          </table:table-cell>
        </table:table-row>
        <table:table-row table:style-name="ro1">
          <table:table-cell office:value-type="float" office:value="0.7215958" calcext:value-type="float">
            <text:p>0.7215958</text:p>
          </table:table-cell>
          <table:table-cell office:value-type="float" office:value="-0.0345058" calcext:value-type="float">
            <text:p>-0.0345058</text:p>
          </table:table-cell>
        </table:table-row>
        <table:table-row table:style-name="ro1">
          <table:table-cell office:value-type="float" office:value="0.6996823" calcext:value-type="float">
            <text:p>0.6996823</text:p>
          </table:table-cell>
          <table:table-cell office:value-type="float" office:value="-0.03667" calcext:value-type="float">
            <text:p>-0.03667</text:p>
          </table:table-cell>
        </table:table-row>
        <table:table-row table:style-name="ro1">
          <table:table-cell office:value-type="float" office:value="0.6773025" calcext:value-type="float">
            <text:p>0.6773025</text:p>
          </table:table-cell>
          <table:table-cell office:value-type="float" office:value="-0.0388109" calcext:value-type="float">
            <text:p>-0.0388109</text:p>
          </table:table-cell>
        </table:table-row>
        <table:table-row table:style-name="ro1">
          <table:table-cell office:value-type="float" office:value="0.6545085" calcext:value-type="float">
            <text:p>0.6545085</text:p>
          </table:table-cell>
          <table:table-cell office:value-type="float" office:value="-0.0409174" calcext:value-type="float">
            <text:p>-0.0409174</text:p>
          </table:table-cell>
        </table:table-row>
        <table:table-row table:style-name="ro1">
          <table:table-cell office:value-type="float" office:value="0.6313537" calcext:value-type="float">
            <text:p>0.6313537</text:p>
          </table:table-cell>
          <table:table-cell office:value-type="float" office:value="-0.0429778" calcext:value-type="float">
            <text:p>-0.0429778</text:p>
          </table:table-cell>
        </table:table-row>
        <table:table-row table:style-name="ro1">
          <table:table-cell office:value-type="float" office:value="0.6078921" calcext:value-type="float">
            <text:p>0.6078921</text:p>
          </table:table-cell>
          <table:table-cell office:value-type="float" office:value="-0.0449802" calcext:value-type="float">
            <text:p>-0.0449802</text:p>
          </table:table-cell>
        </table:table-row>
        <table:table-row table:style-name="ro1">
          <table:table-cell office:value-type="float" office:value="0.5841786" calcext:value-type="float">
            <text:p>0.5841786</text:p>
          </table:table-cell>
          <table:table-cell office:value-type="float" office:value="-0.0469124" calcext:value-type="float">
            <text:p>-0.0469124</text:p>
          </table:table-cell>
        </table:table-row>
        <table:table-row table:style-name="ro1">
          <table:table-cell office:value-type="float" office:value="0.5602683" calcext:value-type="float">
            <text:p>0.5602683</text:p>
          </table:table-cell>
          <table:table-cell office:value-type="float" office:value="-0.0487619" calcext:value-type="float">
            <text:p>-0.0487619</text:p>
          </table:table-cell>
        </table:table-row>
        <table:table-row table:style-name="ro1">
          <table:table-cell office:value-type="float" office:value="0.5362174" calcext:value-type="float">
            <text:p>0.5362174</text:p>
          </table:table-cell>
          <table:table-cell office:value-type="float" office:value="-0.0505161" calcext:value-type="float">
            <text:p>-0.0505161</text:p>
          </table:table-cell>
        </table:table-row>
        <table:table-row table:style-name="ro1">
          <table:table-cell office:value-type="float" office:value="0.5120819" calcext:value-type="float">
            <text:p>0.5120819</text:p>
          </table:table-cell>
          <table:table-cell office:value-type="float" office:value="-0.052162" calcext:value-type="float">
            <text:p>-0.052162</text:p>
          </table:table-cell>
        </table:table-row>
        <table:table-row table:style-name="ro1">
          <table:table-cell office:value-type="float" office:value="0.4879181" calcext:value-type="float">
            <text:p>0.4879181</text:p>
          </table:table-cell>
          <table:table-cell office:value-type="float" office:value="-0.0536866" calcext:value-type="float">
            <text:p>-0.0536866</text:p>
          </table:table-cell>
        </table:table-row>
        <table:table-row table:style-name="ro1">
          <table:table-cell office:value-type="float" office:value="0.4637826" calcext:value-type="float">
            <text:p>0.4637826</text:p>
          </table:table-cell>
          <table:table-cell office:value-type="float" office:value="-0.0550769" calcext:value-type="float">
            <text:p>-0.0550769</text:p>
          </table:table-cell>
        </table:table-row>
        <table:table-row table:style-name="ro1">
          <table:table-cell office:value-type="float" office:value="0.4397317" calcext:value-type="float">
            <text:p>0.4397317</text:p>
          </table:table-cell>
          <table:table-cell office:value-type="float" office:value="-0.05632" calcext:value-type="float">
            <text:p>-0.05632</text:p>
          </table:table-cell>
        </table:table-row>
        <table:table-row table:style-name="ro1">
          <table:table-cell office:value-type="float" office:value="0.4158215" calcext:value-type="float">
            <text:p>0.4158215</text:p>
          </table:table-cell>
          <table:table-cell office:value-type="float" office:value="-0.0574033" calcext:value-type="float">
            <text:p>-0.0574033</text:p>
          </table:table-cell>
        </table:table-row>
        <table:table-row table:style-name="ro1">
          <table:table-cell office:value-type="float" office:value="0.3921079" calcext:value-type="float">
            <text:p>0.3921079</text:p>
          </table:table-cell>
          <table:table-cell office:value-type="float" office:value="-0.0583145" calcext:value-type="float">
            <text:p>-0.0583145</text:p>
          </table:table-cell>
        </table:table-row>
        <table:table-row table:style-name="ro1">
          <table:table-cell office:value-type="float" office:value="0.3686463" calcext:value-type="float">
            <text:p>0.3686463</text:p>
          </table:table-cell>
          <table:table-cell office:value-type="float" office:value="-0.0590419" calcext:value-type="float">
            <text:p>-0.0590419</text:p>
          </table:table-cell>
        </table:table-row>
        <table:table-row table:style-name="ro1">
          <table:table-cell office:value-type="float" office:value="0.3454915" calcext:value-type="float">
            <text:p>0.3454915</text:p>
          </table:table-cell>
          <table:table-cell office:value-type="float" office:value="-0.0595747" calcext:value-type="float">
            <text:p>-0.0595747</text:p>
          </table:table-cell>
        </table:table-row>
        <table:table-row table:style-name="ro1">
          <table:table-cell office:value-type="float" office:value="0.3226976" calcext:value-type="float">
            <text:p>0.3226976</text:p>
          </table:table-cell>
          <table:table-cell office:value-type="float" office:value="-0.0599028" calcext:value-type="float">
            <text:p>-0.0599028</text:p>
          </table:table-cell>
        </table:table-row>
        <table:table-row table:style-name="ro1">
          <table:table-cell office:value-type="float" office:value="0.3003177" calcext:value-type="float">
            <text:p>0.3003177</text:p>
          </table:table-cell>
          <table:table-cell office:value-type="float" office:value="-0.0600172" calcext:value-type="float">
            <text:p>-0.0600172</text:p>
          </table:table-cell>
        </table:table-row>
        <table:table-row table:style-name="ro1">
          <table:table-cell office:value-type="float" office:value="0.2784042" calcext:value-type="float">
            <text:p>0.2784042</text:p>
          </table:table-cell>
          <table:table-cell office:value-type="float" office:value="-0.0599102" calcext:value-type="float">
            <text:p>-0.0599102</text:p>
          </table:table-cell>
        </table:table-row>
        <table:table-row table:style-name="ro1">
          <table:table-cell office:value-type="float" office:value="0.2570083" calcext:value-type="float">
            <text:p>0.2570083</text:p>
          </table:table-cell>
          <table:table-cell office:value-type="float" office:value="-0.0595755" calcext:value-type="float">
            <text:p>-0.0595755</text:p>
          </table:table-cell>
        </table:table-row>
        <table:table-row table:style-name="ro1">
          <table:table-cell office:value-type="float" office:value="0.2361799" calcext:value-type="float">
            <text:p>0.2361799</text:p>
          </table:table-cell>
          <table:table-cell office:value-type="float" office:value="-0.0590081" calcext:value-type="float">
            <text:p>-0.0590081</text:p>
          </table:table-cell>
        </table:table-row>
        <table:table-row table:style-name="ro1">
          <table:table-cell office:value-type="float" office:value="0.2159676" calcext:value-type="float">
            <text:p>0.2159676</text:p>
          </table:table-cell>
          <table:table-cell office:value-type="float" office:value="-0.0582048" calcext:value-type="float">
            <text:p>-0.0582048</text:p>
          </table:table-cell>
        </table:table-row>
        <table:table-row table:style-name="ro1">
          <table:table-cell office:value-type="float" office:value="0.1964187" calcext:value-type="float">
            <text:p>0.1964187</text:p>
          </table:table-cell>
          <table:table-cell office:value-type="float" office:value="-0.057164" calcext:value-type="float">
            <text:p>-0.057164</text:p>
          </table:table-cell>
        </table:table-row>
        <table:table-row table:style-name="ro1">
          <table:table-cell office:value-type="float" office:value="0.1775789" calcext:value-type="float">
            <text:p>0.1775789</text:p>
          </table:table-cell>
          <table:table-cell office:value-type="float" office:value="-0.0558856" calcext:value-type="float">
            <text:p>-0.0558856</text:p>
          </table:table-cell>
        </table:table-row>
        <table:table-row table:style-name="ro1">
          <table:table-cell office:value-type="float" office:value="0.1594921" calcext:value-type="float">
            <text:p>0.1594921</text:p>
          </table:table-cell>
          <table:table-cell office:value-type="float" office:value="-0.0543715" calcext:value-type="float">
            <text:p>-0.0543715</text:p>
          </table:table-cell>
        </table:table-row>
        <table:table-row table:style-name="ro1">
          <table:table-cell office:value-type="float" office:value="0.1422005" calcext:value-type="float">
            <text:p>0.1422005</text:p>
          </table:table-cell>
          <table:table-cell office:value-type="float" office:value="-0.0526251" calcext:value-type="float">
            <text:p>-0.0526251</text:p>
          </table:table-cell>
        </table:table-row>
        <table:table-row table:style-name="ro1">
          <table:table-cell office:value-type="float" office:value="0.1257446" calcext:value-type="float">
            <text:p>0.1257446</text:p>
          </table:table-cell>
          <table:table-cell office:value-type="float" office:value="-0.0506513" calcext:value-type="float">
            <text:p>-0.0506513</text:p>
          </table:table-cell>
        </table:table-row>
        <table:table-row table:style-name="ro1">
          <table:table-cell office:value-type="float" office:value="0.1101628" calcext:value-type="float">
            <text:p>0.1101628</text:p>
          </table:table-cell>
          <table:table-cell office:value-type="float" office:value="-0.0484567" calcext:value-type="float">
            <text:p>-0.0484567</text:p>
          </table:table-cell>
        </table:table-row>
        <table:table-row table:style-name="ro1">
          <table:table-cell office:value-type="float" office:value="0.0954915" calcext:value-type="float">
            <text:p>0.0954915</text:p>
          </table:table-cell>
          <table:table-cell office:value-type="float" office:value="-0.0460489" calcext:value-type="float">
            <text:p>-0.0460489</text:p>
          </table:table-cell>
        </table:table-row>
        <table:table-row table:style-name="ro1">
          <table:table-cell office:value-type="float" office:value="0.0817649" calcext:value-type="float">
            <text:p>0.0817649</text:p>
          </table:table-cell>
          <table:table-cell office:value-type="float" office:value="-0.0434371" calcext:value-type="float">
            <text:p>-0.0434371</text:p>
          </table:table-cell>
        </table:table-row>
        <table:table-row table:style-name="ro1">
          <table:table-cell office:value-type="float" office:value="0.0690152" calcext:value-type="float">
            <text:p>0.0690152</text:p>
          </table:table-cell>
          <table:table-cell office:value-type="float" office:value="-0.040631" calcext:value-type="float">
            <text:p>-0.040631</text:p>
          </table:table-cell>
        </table:table-row>
        <table:table-row table:style-name="ro1">
          <table:table-cell office:value-type="float" office:value="0.057272" calcext:value-type="float">
            <text:p>0.057272</text:p>
          </table:table-cell>
          <table:table-cell office:value-type="float" office:value="-0.0376414" calcext:value-type="float">
            <text:p>-0.0376414</text:p>
          </table:table-cell>
        </table:table-row>
        <table:table-row table:style-name="ro1">
          <table:table-cell office:value-type="float" office:value="0.0465628" calcext:value-type="float">
            <text:p>0.0465628</text:p>
          </table:table-cell>
          <table:table-cell office:value-type="float" office:value="-0.0344792" calcext:value-type="float">
            <text:p>-0.0344792</text:p>
          </table:table-cell>
        </table:table-row>
        <table:table-row table:style-name="ro1">
          <table:table-cell office:value-type="float" office:value="0.0369127" calcext:value-type="float">
            <text:p>0.0369127</text:p>
          </table:table-cell>
          <table:table-cell office:value-type="float" office:value="-0.0311559" calcext:value-type="float">
            <text:p>-0.0311559</text:p>
          </table:table-cell>
        </table:table-row>
        <table:table-row table:style-name="ro1">
          <table:table-cell office:value-type="float" office:value="0.0283441" calcext:value-type="float">
            <text:p>0.0283441</text:p>
          </table:table-cell>
          <table:table-cell office:value-type="float" office:value="-0.0276827" calcext:value-type="float">
            <text:p>-0.0276827</text:p>
          </table:table-cell>
        </table:table-row>
        <table:table-row table:style-name="ro1">
          <table:table-cell office:value-type="float" office:value="0.0208771" calcext:value-type="float">
            <text:p>0.0208771</text:p>
          </table:table-cell>
          <table:table-cell office:value-type="float" office:value="-0.0240706" calcext:value-type="float">
            <text:p>-0.0240706</text:p>
          </table:table-cell>
        </table:table-row>
        <table:table-row table:style-name="ro1">
          <table:table-cell office:value-type="float" office:value="0.0145291" calcext:value-type="float">
            <text:p>0.0145291</text:p>
          </table:table-cell>
          <table:table-cell office:value-type="float" office:value="-0.02033" calcext:value-type="float">
            <text:p>-0.02033</text:p>
          </table:table-cell>
        </table:table-row>
        <table:table-row table:style-name="ro1">
          <table:table-cell office:value-type="float" office:value="0.0093149" calcext:value-type="float">
            <text:p>0.0093149</text:p>
          </table:table-cell>
          <table:table-cell office:value-type="float" office:value="-0.0164706" calcext:value-type="float">
            <text:p>-0.0164706</text:p>
          </table:table-cell>
        </table:table-row>
        <table:table-row table:style-name="ro1">
          <table:table-cell office:value-type="float" office:value="0.0052468" calcext:value-type="float">
            <text:p>0.0052468</text:p>
          </table:table-cell>
          <table:table-cell office:value-type="float" office:value="-0.0125011" calcext:value-type="float">
            <text:p>-0.0125011</text:p>
          </table:table-cell>
        </table:table-row>
        <table:table-row table:style-name="ro1">
          <table:table-cell office:value-type="float" office:value="0.0023342" calcext:value-type="float">
            <text:p>0.0023342</text:p>
          </table:table-cell>
          <table:table-cell office:value-type="float" office:value="-0.0084289" calcext:value-type="float">
            <text:p>-0.0084289</text:p>
          </table:table-cell>
        </table:table-row>
        <table:table-row table:style-name="ro1">
          <table:table-cell office:value-type="float" office:value="0.0005839" calcext:value-type="float">
            <text:p>0.0005839</text:p>
          </table:table-cell>
          <table:table-cell office:value-type="float" office:value="-0.0042603" calcext:value-type="float">
            <text:p>-0.0042603</text:p>
          </table:table-cell>
        </table:table-row>
        <table:table-row table:style-name="ro1" table:number-rows-repeated="104844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number:min-decimal-places="0" number:min-integer-digits="1" number:grouping="true"/>
    </number:number-style>
    <number:number-style style:name="N10118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number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decimal-places="2" number:min-integer-digits="1" number:grouping="true"/>
    </number:number-style>
    <number:number-style style:name="N10120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number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AU">
      <number:text> </number:text>
      <number:fill-character> </number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fill-character> </number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AU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blockMeshDict" style:display-name="PageStyle_blockMeshDic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ien</meta:initial-creator>
    <meta:creation-date>2020-02-18T01:24:25</meta:creation-date>
    <dc:date>2022-10-30T21:26:52.130000000</dc:date>
    <meta:generator>LibreOffice/7.4.2.3$Windows_X86_64 LibreOffice_project/382eef1f22670f7f4118c8c2dd222ec7ad009daf</meta:generator>
    <meta:editing-duration>P1DT13H51M55S</meta:editing-duration>
    <meta:editing-cycles>56</meta:editing-cycles>
    <meta:document-statistic meta:table-count="3" meta:cell-count="213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2" chart:max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15cm" svg:height="10.854cm" xlink:href=".." xlink:type="simple" chart:class="chart:scatter" chart:style-name="ch1">
        <chart:plot-area chart:style-name="ch2" table:cell-range-address="Input.A9:Input.B109" svg:x="1.043cm" svg:y="0.414cm" svg:width="21.15cm" svg:height="10.402cm">
          <chart:coordinate-region svg:x="2.098cm" svg:y="0.616cm" svg:width="19.998cm" svg:height="9.9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Input.B9:Input.B109" chart:class="chart:scatter">
            <chart:domain table:cell-range-address="Input.A9:Input.A109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put.A9:Input.A109</svg:desc>
                </draw:g>
              </table:table-cell>
              <table:table-cell office:value-type="float" office:value="-0">
                <text:p>-0</text:p>
                <draw:g>
                  <svg:desc>Input.B9:Input.B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035">
                <text:p>0.999035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45">
                <text:p>0.996145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1338">
                <text:p>0.991338</text:p>
              </table:table-cell>
              <table:table-cell office:value-type="float" office:value="0.002653">
                <text:p>0.00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4631">
                <text:p>0.984631</text:p>
              </table:table-cell>
              <table:table-cell office:value-type="float" office:value="0.004682">
                <text:p>0.004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046">
                <text:p>0.976046</text:p>
              </table:table-cell>
              <table:table-cell office:value-type="float" office:value="0.007248">
                <text:p>0.00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613">
                <text:p>0.965613</text:p>
              </table:table-cell>
              <table:table-cell office:value-type="float" office:value="0.010321">
                <text:p>0.010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3367">
                <text:p>0.953367</text:p>
              </table:table-cell>
              <table:table-cell office:value-type="float" office:value="0.013863">
                <text:p>0.01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9351">
                <text:p>0.939351</text:p>
              </table:table-cell>
              <table:table-cell office:value-type="float" office:value="0.017833">
                <text:p>0.017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3612">
                <text:p>0.923612</text:p>
              </table:table-cell>
              <table:table-cell office:value-type="float" office:value="0.022187">
                <text:p>0.02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6208">
                <text:p>0.906208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7198">
                <text:p>0.887198</text:p>
              </table:table-cell>
              <table:table-cell office:value-type="float" office:value="0.031843">
                <text:p>0.031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653">
                <text:p>0.866653</text:p>
              </table:table-cell>
              <table:table-cell office:value-type="float" office:value="0.03704">
                <text:p>0.0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4647">
                <text:p>0.844647</text:p>
              </table:table-cell>
              <table:table-cell office:value-type="float" office:value="0.042411">
                <text:p>0.042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126">
                <text:p>0.82126</text:p>
              </table:table-cell>
              <table:table-cell office:value-type="float" office:value="0.047899">
                <text:p>0.047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6579">
                <text:p>0.796579</text:p>
              </table:table-cell>
              <table:table-cell office:value-type="float" office:value="0.053449">
                <text:p>0.053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0697">
                <text:p>0.770697</text:p>
              </table:table-cell>
              <table:table-cell office:value-type="float" office:value="0.059005">
                <text:p>0.059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3712">
                <text:p>0.743712</text:p>
              </table:table-cell>
              <table:table-cell office:value-type="float" office:value="0.064511">
                <text:p>0.064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5726">
                <text:p>0.715726</text:p>
              </table:table-cell>
              <table:table-cell office:value-type="float" office:value="0.069913">
                <text:p>0.069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6848">
                <text:p>0.686848</text:p>
              </table:table-cell>
              <table:table-cell office:value-type="float" office:value="0.075158">
                <text:p>0.07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7189">
                <text:p>0.657189</text:p>
              </table:table-cell>
              <table:table-cell office:value-type="float" office:value="0.080194">
                <text:p>0.080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6866">
                <text:p>0.626866</text:p>
              </table:table-cell>
              <table:table-cell office:value-type="float" office:value="0.084971">
                <text:p>0.084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5998">
                <text:p>0.595998</text:p>
              </table:table-cell>
              <table:table-cell office:value-type="float" office:value="0.089439">
                <text:p>0.089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4709">
                <text:p>0.564709</text:p>
              </table:table-cell>
              <table:table-cell office:value-type="float" office:value="0.093554">
                <text:p>0.093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3123">
                <text:p>0.533123</text:p>
              </table:table-cell>
              <table:table-cell office:value-type="float" office:value="0.097269">
                <text:p>0.09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137">
                <text:p>0.50137</text:p>
              </table:table-cell>
              <table:table-cell office:value-type="float" office:value="0.100545">
                <text:p>0.100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9578">
                <text:p>0.469578</text:p>
              </table:table-cell>
              <table:table-cell office:value-type="float" office:value="0.103344">
                <text:p>0.103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7879">
                <text:p>0.437879</text:p>
              </table:table-cell>
              <table:table-cell office:value-type="float" office:value="0.105631">
                <text:p>0.105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6404">
                <text:p>0.406404</text:p>
              </table:table-cell>
              <table:table-cell office:value-type="float" office:value="0.107376">
                <text:p>0.107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82">
                <text:p>0.37482</text:p>
              </table:table-cell>
              <table:table-cell office:value-type="float" office:value="0.108468">
                <text:p>0.108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3599">
                <text:p>0.343599</text:p>
              </table:table-cell>
              <table:table-cell office:value-type="float" office:value="0.108714">
                <text:p>0.108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3001">
                <text:p>0.313001</text:p>
              </table:table-cell>
              <table:table-cell office:value-type="float" office:value="0.10811">
                <text:p>0.108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167">
                <text:p>0.283167</text:p>
              </table:table-cell>
              <table:table-cell office:value-type="float" office:value="0.10667">
                <text:p>0.10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236">
                <text:p>0.254236</text:p>
              </table:table-cell>
              <table:table-cell office:value-type="float" office:value="0.104416">
                <text:p>0.104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6341">
                <text:p>0.226341</text:p>
              </table:table-cell>
              <table:table-cell office:value-type="float" office:value="0.101384">
                <text:p>0.101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961">
                <text:p>0.19961</text:p>
              </table:table-cell>
              <table:table-cell office:value-type="float" office:value="0.097618">
                <text:p>0.097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4166">
                <text:p>0.174166</text:p>
              </table:table-cell>
              <table:table-cell office:value-type="float" office:value="0.093172">
                <text:p>0.093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121">
                <text:p>0.150121</text:p>
              </table:table-cell>
              <table:table-cell office:value-type="float" office:value="0.088108">
                <text:p>0.088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7583">
                <text:p>0.127583</text:p>
              </table:table-cell>
              <table:table-cell office:value-type="float" office:value="0.082496">
                <text:p>0.082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6649">
                <text:p>0.106649</text:p>
              </table:table-cell>
              <table:table-cell office:value-type="float" office:value="0.07641">
                <text:p>0.07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7405">
                <text:p>0.087405</text:p>
              </table:table-cell>
              <table:table-cell office:value-type="float" office:value="0.06993">
                <text:p>0.06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929">
                <text:p>0.069929</text:p>
              </table:table-cell>
              <table:table-cell office:value-type="float" office:value="0.063138">
                <text:p>0.063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289">
                <text:p>0.054289</text:p>
              </table:table-cell>
              <table:table-cell office:value-type="float" office:value="0.056114">
                <text:p>0.056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54">
                <text:p>0.04054</text:p>
              </table:table-cell>
              <table:table-cell office:value-type="float" office:value="0.048938">
                <text:p>0.048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731">
                <text:p>0.028731</text:p>
              </table:table-cell>
              <table:table-cell office:value-type="float" office:value="0.041689">
                <text:p>0.041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897">
                <text:p>0.018897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66">
                <text:p>0.011066</text:p>
              </table:table-cell>
              <table:table-cell office:value-type="float" office:value="0.027241">
                <text:p>0.027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256">
                <text:p>0.005256</text:p>
              </table:table-cell>
              <table:table-cell office:value-type="float" office:value="0.020161">
                <text:p>0.020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76">
                <text:p>0.001476</text:p>
              </table:table-cell>
              <table:table-cell office:value-type="float" office:value="0.013241">
                <text:p>0.013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274">
                <text:p>-0.000274</text:p>
              </table:table-cell>
              <table:table-cell office:value-type="float" office:value="0.006513">
                <text:p>0.006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247">
                <text:p>0.002247</text:p>
              </table:table-cell>
              <table:table-cell office:value-type="float" office:value="-0.006119">
                <text:p>-0.006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409">
                <text:p>0.006409</text:p>
              </table:table-cell>
              <table:table-cell office:value-type="float" office:value="-0.011672">
                <text:p>-0.011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457">
                <text:p>0.012457</text:p>
              </table:table-cell>
              <table:table-cell office:value-type="float" office:value="-0.016658">
                <text:p>-0.016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351">
                <text:p>0.020351</text:p>
              </table:table-cell>
              <table:table-cell office:value-type="float" office:value="-0.021081">
                <text:p>-0.021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046">
                <text:p>0.030046</text:p>
              </table:table-cell>
              <table:table-cell office:value-type="float" office:value="-0.024945">
                <text:p>-0.024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493">
                <text:p>0.041493</text:p>
              </table:table-cell>
              <table:table-cell office:value-type="float" office:value="-0.02826">
                <text:p>-0.02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4633">
                <text:p>0.054633</text:p>
              </table:table-cell>
              <table:table-cell office:value-type="float" office:value="-0.031036">
                <text:p>-0.031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404">
                <text:p>0.069404</text:p>
              </table:table-cell>
              <table:table-cell office:value-type="float" office:value="-0.033287">
                <text:p>-0.033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743">
                <text:p>0.085743</text:p>
              </table:table-cell>
              <table:table-cell office:value-type="float" office:value="-0.035032">
                <text:p>-0.035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3578">
                <text:p>0.103578</text:p>
              </table:table-cell>
              <table:table-cell office:value-type="float" office:value="-0.036293">
                <text:p>-0.036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838">
                <text:p>0.122838</text:p>
              </table:table-cell>
              <table:table-cell office:value-type="float" office:value="-0.037096">
                <text:p>-0.037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3448">
                <text:p>0.143448</text:p>
              </table:table-cell>
              <table:table-cell office:value-type="float" office:value="-0.037472">
                <text:p>-0.037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332">
                <text:p>0.165332</text:p>
              </table:table-cell>
              <table:table-cell office:value-type="float" office:value="-0.037456">
                <text:p>-0.037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841">
                <text:p>0.18841</text:p>
              </table:table-cell>
              <table:table-cell office:value-type="float" office:value="-0.037089">
                <text:p>-0.037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2604">
                <text:p>0.212604</text:p>
              </table:table-cell>
              <table:table-cell office:value-type="float" office:value="-0.036415">
                <text:p>-0.036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7832">
                <text:p>0.237832</text:p>
              </table:table-cell>
              <table:table-cell office:value-type="float" office:value="-0.035481">
                <text:p>-0.035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401">
                <text:p>0.26401</text:p>
              </table:table-cell>
              <table:table-cell office:value-type="float" office:value="-0.034339">
                <text:p>-0.034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1053">
                <text:p>0.291053</text:p>
              </table:table-cell>
              <table:table-cell office:value-type="float" office:value="-0.033042">
                <text:p>-0.033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8875">
                <text:p>0.318875</text:p>
              </table:table-cell>
              <table:table-cell office:value-type="float" office:value="-0.031644">
                <text:p>-0.0316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7385">
                <text:p>0.347385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649">
                <text:p>0.37649</text:p>
              </table:table-cell>
              <table:table-cell office:value-type="float" office:value="-0.028765">
                <text:p>-0.028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6215">
                <text:p>0.406215</text:p>
              </table:table-cell>
              <table:table-cell office:value-type="float" office:value="-0.027385">
                <text:p>-0.027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6788">
                <text:p>0.436788</text:p>
              </table:table-cell>
              <table:table-cell office:value-type="float" office:value="-0.02594">
                <text:p>-0.02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7631">
                <text:p>0.467631</text:p>
              </table:table-cell>
              <table:table-cell office:value-type="float" office:value="-0.02439">
                <text:p>-0.02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863">
                <text:p>0.49863</text:p>
              </table:table-cell>
              <table:table-cell office:value-type="float" office:value="-0.022768">
                <text:p>-0.022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9667">
                <text:p>0.529667</text:p>
              </table:table-cell>
              <table:table-cell office:value-type="float" office:value="-0.021106">
                <text:p>-0.02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0624">
                <text:p>0.560624</text:p>
              </table:table-cell>
              <table:table-cell office:value-type="float" office:value="-0.019434">
                <text:p>-0.019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383">
                <text:p>0.591383</text:p>
              </table:table-cell>
              <table:table-cell office:value-type="float" office:value="-0.017776">
                <text:p>-0.017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1824">
                <text:p>0.621824</text:p>
              </table:table-cell>
              <table:table-cell office:value-type="float" office:value="-0.016155">
                <text:p>-0.016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1828">
                <text:p>0.651828</text:p>
              </table:table-cell>
              <table:table-cell office:value-type="float" office:value="-0.014589">
                <text:p>-0.014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1277">
                <text:p>0.681277</text:p>
              </table:table-cell>
              <table:table-cell office:value-type="float" office:value="-0.01309">
                <text:p>-0.01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10053">
                <text:p>0.710053</text:p>
              </table:table-cell>
              <table:table-cell office:value-type="float" office:value="-0.011669">
                <text:p>-0.0116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8042">
                <text:p>0.738042</text:p>
              </table:table-cell>
              <table:table-cell office:value-type="float" office:value="-0.010332">
                <text:p>-0.010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13">
                <text:p>0.76513</text:p>
              </table:table-cell>
              <table:table-cell office:value-type="float" office:value="-0.009085">
                <text:p>-0.009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1206">
                <text:p>0.791206</text:p>
              </table:table-cell>
              <table:table-cell office:value-type="float" office:value="-0.007927">
                <text:p>-0.007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6164">
                <text:p>0.816164</text:p>
              </table:table-cell>
              <table:table-cell office:value-type="float" office:value="-0.006859">
                <text:p>-0.006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9901">
                <text:p>0.839901</text:p>
              </table:table-cell>
              <table:table-cell office:value-type="float" office:value="-0.005879">
                <text:p>-0.005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2316">
                <text:p>0.862316</text:p>
              </table:table-cell>
              <table:table-cell office:value-type="float" office:value="-0.004983">
                <text:p>-0.004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3315">
                <text:p>0.883315</text:p>
              </table:table-cell>
              <table:table-cell office:value-type="float" office:value="-0.00417">
                <text:p>-0.004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2809">
                <text:p>0.902809</text:p>
              </table:table-cell>
              <table:table-cell office:value-type="float" office:value="-0.003435">
                <text:p>-0.003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716">
                <text:p>0.920716</text:p>
              </table:table-cell>
              <table:table-cell office:value-type="float" office:value="-0.002777">
                <text:p>-0.002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956">
                <text:p>0.936956</text:p>
              </table:table-cell>
              <table:table-cell office:value-type="float" office:value="-0.002191">
                <text:p>-0.0021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146">
                <text:p>0.95146</text:p>
              </table:table-cell>
              <table:table-cell office:value-type="float" office:value="-0.001676">
                <text:p>-0.001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4163">
                <text:p>0.964163</text:p>
              </table:table-cell>
              <table:table-cell office:value-type="float" office:value="-0.001232">
                <text:p>-0.001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501">
                <text:p>0.97501</text:p>
              </table:table-cell>
              <table:table-cell office:value-type="float" office:value="-0.000856">
                <text:p>-0.000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3952">
                <text:p>0.983952</text:p>
              </table:table-cell>
              <table:table-cell office:value-type="float" office:value="-0.000548">
                <text:p>-0.000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0949">
                <text:p>0.990949</text:p>
              </table:table-cell>
              <table:table-cell office:value-type="float" office:value="-0.000308">
                <text:p>-0.000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97">
                <text:p>0.99597</text:p>
              </table:table-cell>
              <table:table-cell office:value-type="float" office:value="-0.000137">
                <text:p>-0.000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991">
                <text:p>0.998991</text:p>
              </table:table-cell>
              <table:table-cell office:value-type="float" office:value="-0.000034">
                <text:p>-0.0000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